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Table1" style:family="table">
      <style:table-properties style:width="5.641in" table:align="left" fo:background-color="transparent">
        <style:background-image/>
      </style:table-properties>
    </style:style>
    <style:style style:name="Table1.A" style:family="table-column">
      <style:table-column-properties style:column-width="1.6431in"/>
    </style:style>
    <style:style style:name="Table1.B" style:family="table-column">
      <style:table-column-properties style:column-width="0.9722in"/>
    </style:style>
    <style:style style:name="Table1.C" style:family="table-column">
      <style:table-column-properties style:column-width="3.0257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9479in" table:align="left" fo:background-color="transparent">
        <style:background-image/>
      </style:table-properties>
    </style:style>
    <style:style style:name="Table2.A" style:family="table-column">
      <style:table-column-properties style:column-width="0.9826in"/>
    </style:style>
    <style:style style:name="Table2.B" style:family="table-column">
      <style:table-column-properties style:column-width="0.6104in"/>
    </style:style>
    <style:style style:name="Table2.C" style:family="table-column">
      <style:table-column-properties style:column-width="0.5535in"/>
    </style:style>
    <style:style style:name="Table2.D" style:family="table-column">
      <style:table-column-properties style:column-width="0.8472in"/>
    </style:style>
    <style:style style:name="Table2.E" style:family="table-column">
      <style:table-column-properties style:column-width="0.9542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6.925in" table:align="left" fo:background-color="transparent">
        <style:background-image/>
      </style:table-properties>
    </style:style>
    <style:style style:name="Table3.A" style:family="table-column">
      <style:table-column-properties style:column-width="0.9951in"/>
    </style:style>
    <style:style style:name="Table3.B" style:family="table-column">
      <style:table-column-properties style:column-width="3.2826in"/>
    </style:style>
    <style:style style:name="Table3.C" style:family="table-column">
      <style:table-column-properties style:column-width="2.6472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8722in" table:align="left" fo:background-color="transparent">
        <style:background-image/>
      </style:table-properties>
    </style:style>
    <style:style style:name="Table4.A" style:family="table-column">
      <style:table-column-properties style:column-width="1.4771in"/>
    </style:style>
    <style:style style:name="Table4.B" style:family="table-column">
      <style:table-column-properties style:column-width="3.1556in"/>
    </style:style>
    <style:style style:name="Table4.C" style:family="table-column">
      <style:table-column-properties style:column-width="1.2396in"/>
    </style:style>
    <style:style style:name="Table4.A1" style:family="table-cell">
      <style:table-cell-properties style:vertical-align="middle" fo:padding="0in" fo:border="none"/>
    </style:style>
    <style:style style:name="P1" style:family="paragraph" style:parent-style-name="Heading_20_2">
      <style:text-properties fo:font-variant="normal" fo:text-transform="none" fo:color="#000000" loext:opacity="100%" style:font-name="Helvetica Neue" fo:font-size="22.5pt" fo:letter-spacing="normal" fo:font-style="normal" fo:font-weight="normal"/>
    </style:style>
    <style:style style:name="P2" style:family="paragraph" style:parent-style-name="Heading_20_2">
      <style:paragraph-properties fo:margin-top="0.2083in" fo:margin-bottom="0.1043in" style:contextual-spacing="false" fo:line-height="110%" fo:orphans="2" fo:widows="2"/>
      <style:text-properties fo:font-variant="normal" fo:text-transform="none" fo:color="#333333" loext:opacity="100%" fo:letter-spacing="normal"/>
    </style:style>
    <style:style style:name="P3" style:family="paragraph" style:parent-style-name="Heading_20_3">
      <style:paragraph-properties fo:margin-top="0.2083in" fo:margin-bottom="0.1043in" style:contextual-spacing="false" fo:line-height="110%" fo:orphans="2" fo:widows="2"/>
      <style:text-properties fo:font-variant="normal" fo:text-transform="none" fo:color="#333333" loext:opacity="100%" style:font-name="inherit" fo:font-size="18pt" fo:letter-spacing="normal" fo:font-style="normal" fo:font-weight="bold"/>
    </style:style>
    <style:style style:name="P4" style:family="paragraph" style:parent-style-name="Heading_20_3">
      <style:paragraph-properties fo:margin-top="0.2083in" fo:margin-bottom="0.1043in" style:contextual-spacing="false" fo:line-height="110%" fo:orphans="2" fo:widows="2"/>
    </style:style>
    <style:style style:name="P5" style:family="paragraph" style:parent-style-name="Horizontal_20_Line">
      <style:paragraph-properties fo:orphans="2" fo:widows="2"/>
    </style:style>
    <style:style style:name="P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</style:style>
    <style:style style:name="P7" style:family="paragraph" style:parent-style-name="Preformatted_20_Text">
      <loext:graphic-properties draw:fill="solid" draw:fill-color="#f5f5f5" draw:opacity="100%"/>
      <style:paragraph-properties fo:margin-top="0in" fo:margin-bottom="0.1043in" style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</style:style>
    <style:style style:name="P8" style:family="paragraph" style:parent-style-name="Quotations">
      <style:paragraph-properties fo:margin-left="0.3937in" fo:margin-right="0.3937in" fo:margin-top="0in" fo:margin-bottom="0.1043in" style:contextual-spacing="false" fo:text-indent="0in" style:auto-text-indent="false" fo:padding-left="0.2083in" fo:padding-right="0in" fo:padding-top="0in" fo:padding-bottom="0in" fo:border-left="3.74pt solid #eeeeee" fo:border-right="none" fo:border-top="none" fo:border-bottom="none"/>
    </style:style>
    <style:style style:name="P9" style:family="paragraph" style:parent-style-name="Quotations">
      <style:paragraph-properties fo:margin-left="0.3937in" fo:margin-right="0.3937in" fo:margin-top="0in" fo:margin-bottom="0in" style:contextual-spacing="false" fo:text-indent="0in" style:auto-text-indent="false" fo:padding-left="0.2083in" fo:padding-right="0in" fo:padding-top="0in" fo:padding-bottom="0in" fo:border-left="3.74pt solid #eeeeee" fo:border-right="none" fo:border-top="none" fo:border-bottom="none"/>
    </style:style>
    <style:style style:name="P10" style:family="paragraph" style:parent-style-name="Quotations">
      <style:paragraph-properties fo:margin-left="0.3937in" fo:margin-right="0.3937in" fo:margin-top="0in" fo:margin-bottom="0.1043in" style:contextual-spacing="false" fo:text-indent="0in" style:auto-text-indent="false" fo:padding-left="0.2083in" fo:padding-right="0in" fo:padding-top="0in" fo:padding-bottom="0in" fo:border-left="3.74pt solid #eeeeee" fo:border-right="none" fo:border-top="none" fo:border-bottom="none"/>
      <style:text-properties fo:font-variant="normal" fo:text-transform="none" fo:color="#333333" loext:opacity="100%" fo:letter-spacing="normal"/>
    </style:style>
    <style:style style:name="P11" style:family="paragraph" style:parent-style-name="Quotations" style:list-style-name="L2">
      <style:paragraph-properties fo:margin-top="0in" fo:margin-bottom="0in" style:contextual-spacing="false" fo:padding-left="0.2083in" fo:padding-right="0in" fo:padding-top="0in" fo:padding-bottom="0in" fo:border-left="3.74pt solid #eeeeee" fo:border-right="none" fo:border-top="none" fo:border-bottom="none"/>
      <style:text-properties fo:font-variant="normal" fo:text-transform="none" fo:color="#333333" loext:opacity="100%" fo:letter-spacing="normal"/>
    </style:style>
    <style:style style:name="P12" style:family="paragraph" style:parent-style-name="Quotations" style:list-style-name="L2">
      <style:paragraph-properties fo:margin-top="0in" fo:margin-bottom="0in" style:contextual-spacing="false" fo:padding-left="0.2083in" fo:padding-right="0in" fo:padding-top="0in" fo:padding-bottom="0in" fo:border-left="3.74pt solid #eeeeee" fo:border-right="none" fo:border-top="none" fo:border-bottom="none"/>
      <style:text-properties fo:font-variant="normal" fo:text-transform="none" fo:color="#333333" loext:opacity="100%" style:font-name="Helvetica Neue" fo:font-size="12.75pt" fo:letter-spacing="normal" fo:font-style="normal" fo:font-weight="normal"/>
    </style:style>
    <style:style style:name="P13" style:family="paragraph" style:parent-style-name="Quotations" style:list-style-name="L2">
      <style:paragraph-properties fo:margin-top="0in" fo:margin-bottom="0in" style:contextual-spacing="false" fo:padding-left="0.2083in" fo:padding-right="0in" fo:padding-top="0in" fo:padding-bottom="0in" fo:border-left="3.74pt solid #eeeeee" fo:border-right="none" fo:border-top="none" fo:border-bottom="none"/>
    </style:style>
    <style:style style:name="P14" style:family="paragraph" style:parent-style-name="Quotations">
      <style:paragraph-properties fo:margin-left="0.3937in" fo:margin-right="0.3937in" fo:margin-top="0in" fo:margin-bottom="0in" style:contextual-spacing="false" fo:orphans="2" fo:widows="2" fo:text-indent="0in" style:auto-text-indent="false" fo:padding-left="0.2083in" fo:padding-right="0in" fo:padding-top="0in" fo:padding-bottom="0in" fo:border-left="3.74pt solid #eeeeee" fo:border-right="none" fo:border-top="none" fo:border-bottom="none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16" style:family="paragraph" style:parent-style-name="Standard">
      <style:paragraph-properties fo:margin-left="0.2083in" fo:margin-right="0.1043in" fo:line-height="100%" fo:text-align="center" style:justify-single-word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font-variant="normal" fo:text-transform="none" fo:color="#333333" loext:opacity="100%" fo:letter-spacing="normal"/>
    </style:style>
    <style:style style:name="P19" style:family="paragraph" style:parent-style-name="Text_20_body" style:list-style-name="L1">
      <style:paragraph-properties fo:margin-top="0in" fo:margin-bottom="0.1043in" style:contextual-spacing="false"/>
      <style:text-properties fo:font-variant="normal" fo:text-transform="none" fo:color="#333333" loext:opacity="100%" fo:letter-spacing="normal"/>
    </style:style>
    <style:style style:name="P20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21" style:family="paragraph" style:parent-style-name="Text_20_body" style:list-style-name="L11">
      <style:paragraph-properties fo:margin-top="0in" fo:margin-bottom="0.1043in" style:contextual-spacing="false" fo:orphans="2" fo:widows="2"/>
      <style:text-properties fo:font-variant="normal" fo:text-transform="none" fo:color="#333333" loext:opacity="100%" fo:letter-spacing="normal"/>
    </style:style>
    <style:style style:name="P22" style:family="paragraph" style:parent-style-name="Text_20_body" style:list-style-name="L22">
      <style:paragraph-properties fo:margin-top="0in" fo:margin-bottom="0.1043in" style:contextual-spacing="false" fo:orphans="2" fo:widows="2"/>
      <style:text-properties fo:font-variant="normal" fo:text-transform="none" fo:color="#333333" loext:opacity="100%" fo:letter-spacing="normal"/>
    </style:style>
    <style:style style:name="P23" style:family="paragraph" style:parent-style-name="Text_20_body" style:list-style-name="L24">
      <style:paragraph-properties fo:margin-top="0in" fo:margin-bottom="0.1043in" style:contextual-spacing="false" fo:orphans="2" fo:widows="2"/>
      <style:text-properties fo:font-variant="normal" fo:text-transform="none" fo:color="#333333" loext:opacity="100%" fo:letter-spacing="normal"/>
    </style:style>
    <style:style style:name="P24" style:family="paragraph" style:parent-style-name="Text_20_body" style:list-style-name="L3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25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26" style:family="paragraph" style:parent-style-name="Text_20_body" style:list-style-name="L6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27" style:family="paragraph" style:parent-style-name="Text_20_body" style:list-style-name="L8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28" style:family="paragraph" style:parent-style-name="Text_20_body" style:list-style-name="L9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29" style:family="paragraph" style:parent-style-name="Text_20_body" style:list-style-name="L10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0" style:family="paragraph" style:parent-style-name="Text_20_body" style:list-style-name="L12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1" style:family="paragraph" style:parent-style-name="Text_20_body" style:list-style-name="L13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2" style:family="paragraph" style:parent-style-name="Text_20_body" style:list-style-name="L14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3" style:family="paragraph" style:parent-style-name="Text_20_body" style:list-style-name="L15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4" style:family="paragraph" style:parent-style-name="Text_20_body" style:list-style-name="L16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5" style:family="paragraph" style:parent-style-name="Text_20_body" style:list-style-name="L17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6" style:family="paragraph" style:parent-style-name="Text_20_body" style:list-style-name="L18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7" style:family="paragraph" style:parent-style-name="Text_20_body" style:list-style-name="L19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8" style:family="paragraph" style:parent-style-name="Text_20_body" style:list-style-name="L2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39" style:family="paragraph" style:parent-style-name="Text_20_body" style:list-style-name="L25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40" style:family="paragraph" style:parent-style-name="Text_20_body" style:list-style-name="L27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41" style:family="paragraph" style:parent-style-name="Text_20_body" style:list-style-name="L29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42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</style:style>
    <style:style style:name="P43" style:family="paragraph" style:parent-style-name="Text_20_body" style:list-style-name="L4">
      <style:paragraph-properties fo:margin-top="0in" fo:margin-bottom="0.1043in" style:contextual-spacing="false" fo:orphans="2" fo:widows="2"/>
    </style:style>
    <style:style style:name="P44" style:family="paragraph" style:parent-style-name="Text_20_body" style:list-style-name="L5">
      <style:paragraph-properties fo:margin-top="0in" fo:margin-bottom="0.1043in" style:contextual-spacing="false" fo:orphans="2" fo:widows="2"/>
    </style:style>
    <style:style style:name="P45" style:family="paragraph" style:parent-style-name="Text_20_body" style:list-style-name="L7">
      <style:paragraph-properties fo:margin-top="0in" fo:margin-bottom="0.1043in" style:contextual-spacing="false" fo:orphans="2" fo:widows="2"/>
    </style:style>
    <style:style style:name="P46" style:family="paragraph" style:parent-style-name="Text_20_body" style:list-style-name="L20">
      <style:paragraph-properties fo:margin-top="0in" fo:margin-bottom="0.1043in" style:contextual-spacing="false" fo:orphans="2" fo:widows="2"/>
    </style:style>
    <style:style style:name="P47" style:family="paragraph" style:parent-style-name="Text_20_body" style:list-style-name="L23">
      <style:paragraph-properties fo:margin-top="0in" fo:margin-bottom="0.1043in" style:contextual-spacing="false" fo:orphans="2" fo:widows="2"/>
    </style:style>
    <style:style style:name="P48" style:family="paragraph" style:parent-style-name="Text_20_body" style:list-style-name="L24">
      <style:paragraph-properties fo:margin-top="0in" fo:margin-bottom="0.1043in" style:contextual-spacing="false" fo:orphans="2" fo:widows="2"/>
    </style:style>
    <style:style style:name="P49" style:family="paragraph" style:parent-style-name="Text_20_body" style:list-style-name="L26">
      <style:paragraph-properties fo:margin-top="0in" fo:margin-bottom="0.1043in" style:contextual-spacing="false" fo:orphans="2" fo:widows="2"/>
    </style:style>
    <style:style style:name="P50" style:family="paragraph" style:parent-style-name="Text_20_body" style:list-style-name="L28">
      <style:paragraph-properties fo:margin-top="0in" fo:margin-bottom="0.1043in" style:contextual-spacing="false" fo:orphans="2" fo:widows="2"/>
    </style:style>
    <style:style style:name="P51" style:family="paragraph" style:parent-style-name="Text_20_body" style:list-style-name="L30">
      <style:paragraph-properties fo:margin-top="0in" fo:margin-bottom="0.1043in" style:contextual-spacing="false" fo:orphans="2" fo:widows="2"/>
    </style:style>
    <style:style style:name="T1" style:family="text">
      <style:text-properties fo:color="#31b0d5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ffffff" loext:opacity="100%" fo:font-size="7.5pt" fo:font-weight="bold" fo:background-color="#337ab7" loext:char-shading-value="0" loext:padding="0in" loext:border="none"/>
    </style:style>
    <style:style style:name="T3" style:family="text">
      <style:text-properties fo:color="#ffffff" loext:opacity="100%" fo:font-size="7.5pt" fo:font-weight="bold" fo:background-color="#d9534f" loext:char-shading-value="0" loext:padding="0in" loext:border="none"/>
    </style:style>
    <style:style style:name="T4" style:family="text">
      <style:text-properties fo:color="#ffffff" loext:opacity="100%" fo:font-size="7.5pt" fo:font-weight="bold" fo:background-color="#f0ad4e" loext:char-shading-value="0" loext:padding="0in" loext:border="none"/>
    </style:style>
    <style:style style:name="T5" style:family="text">
      <style:text-properties fo:color="#ffffff" loext:opacity="100%" fo:font-size="7.5pt" fo:font-weight="bold" fo:background-color="#777777" loext:char-shading-value="0" loext:padding="0in" loext:border="none"/>
    </style:style>
    <style:style style:name="T6" style:family="text">
      <style:text-properties fo:color="#ffffff" loext:opacity="100%" fo:font-size="7.5pt" fo:font-weight="bold" fo:background-color="#5bc0de" loext:char-shading-value="0" loext:padding="0in" loext:border="none"/>
    </style:style>
    <style:style style:name="T7" style:family="text">
      <style:text-properties fo:font-weight="bold"/>
    </style:style>
    <style:style style:name="T8" style:family="text">
      <style:text-properties fo:font-size="12.75pt"/>
    </style:style>
    <style:style style:name="T9" style:family="text">
      <style:text-properties style:font-size-asian="12.75pt"/>
    </style:style>
    <style:style style:name="T10" style:family="text">
      <style:text-properties style:font-name="Helvetica Neue" fo:font-size="10.5pt" fo:font-style="normal" fo:font-weight="normal"/>
    </style:style>
    <style:style style:name="T11" style:family="text">
      <style:text-properties style:font-name="Helvetica Neue" fo:font-size="12.75pt" fo:font-style="normal" fo:font-weight="normal"/>
    </style:style>
    <style:style style:name="T12" style:family="text">
      <style:text-properties fo:color="#c7254e" loext:opacity="100%" style:font-name="Menlo" fo:font-size="11.25pt" fo:background-color="#f9f2f4" loext:char-shading-value="0" loext:padding="0in" loext:border="none"/>
    </style:style>
    <style:style style:name="T13" style:family="text">
      <style:text-properties fo:font-variant="normal" fo:text-transform="none" fo:color="#337ab7" loext:opacity="100%" style:text-line-through-style="none" style:text-line-through-type="none" style:font-name="Helvetica Neue" fo:font-size="12.7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337ab7" loext:opacity="100%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333333" loext:opacity="100%" style:font-name="Helvetica Neue" fo:font-size="12.75pt" fo:letter-spacing="normal" fo:font-style="normal" fo:font-weight="normal"/>
    </style:style>
    <style:style style:name="T16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17" style:family="text">
      <style:text-properties fo:font-variant="normal" fo:text-transform="none" fo:color="#333333" loext:opacity="100%" style:font-name="Helvetica Neue" fo:font-size="10.5pt" fo:letter-spacing="normal" fo:font-style="normal" fo:font-weight="bold"/>
    </style:style>
    <style:style style:name="T18" style:family="text">
      <style:text-properties fo:font-variant="normal" fo:text-transform="none" fo:color="#333333" loext:opacity="100%" fo:letter-spacing="normal" style:font-name-asian="Helvetica Neue" style:font-size-asian="12.75pt" style:font-style-asian="normal" style:font-weight-asian="normal"/>
    </style:style>
    <style:style style:name="T19" style:family="text">
      <style:text-properties fo:font-variant="normal" fo:text-transform="none" fo:color="#333333" loext:opacity="100%" fo:letter-spacing="normal" style:font-name-asian="Helvetica Neue" style:font-size-asian="10.5pt" style:font-style-asian="normal" style:font-weight-asian="normal"/>
    </style:style>
    <style:style style:name="T20" style:family="text">
      <style:text-properties fo:font-variant="normal" fo:text-transform="none" fo:color="#333333" loext:opacity="100%" fo:letter-spacing="normal" fo:background-color="transparent" loext:char-shading-value="0" loext:padding="0in" loext:border="none"/>
    </style:style>
    <style:style style:name="T21" style:family="text">
      <style:text-properties fo:font-variant="normal" fo:text-transform="none" fo:color="#333333" loext:opacity="100%" fo:letter-spacing="normal" fo:background-color="transparent" loext:char-shading-value="0" style:font-name-asian="Menlo" style:font-size-asian="9.75pt" style:font-style-asian="normal" style:font-weight-asian="normal" loext:padding="0in" loext:border="none"/>
    </style:style>
    <style:style style:name="T22" style:family="text">
      <style:text-properties fo:font-variant="normal" fo:text-transform="none" fo:color="#333333" loext:opacity="100%" style:font-name="Menlo" fo:font-size="9.75pt" fo:letter-spacing="normal" fo:font-style="normal" fo:font-weight="normal" fo:background-color="transparent" loext:char-shading-value="0" loext:padding="0in" loext:border="none"/>
    </style:style>
    <style:style style:name="T23" style:family="text">
      <style:text-properties fo:font-variant="normal" fo:text-transform="none" fo:color="#333333" loext:opacity="100%" style:font-name="inherit" fo:font-size="18pt" fo:letter-spacing="normal" fo:font-style="normal" fo:font-weight="bold"/>
    </style:style>
    <style:style style:name="T24" style:family="text">
      <style:text-properties fo:font-variant="normal" fo:text-transform="none" fo:color="#c7254e" loext:opacity="100%" style:font-name="Menlo" fo:font-size="9pt" fo:letter-spacing="normal" fo:font-style="normal" fo:font-weight="normal" fo:background-color="#f9f2f4" loext:char-shading-value="0" loext:padding="0in" loext:border="none"/>
    </style:style>
    <style:style style:name="T25" style:family="text">
      <style:text-properties fo:font-variant="normal" fo:text-transform="none" fo:color="#c7254e" loext:opacity="100%" style:font-name="Menlo" fo:font-size="11.25pt" fo:letter-spacing="normal" fo:font-style="normal" fo:font-weight="normal" fo:background-color="#f9f2f4" loext:char-shading-value="0" loext:padding="0in" loext:border="none"/>
    </style:style>
    <style:style style:name="T26" style:family="text">
      <style:text-properties fo:font-variant="normal" fo:text-transform="none" fo:color="#c7254e" loext:opacity="100%" style:font-name="Menlo" fo:font-size="15.75pt" fo:letter-spacing="normal" fo:font-style="normal" fo:font-weight="bold" fo:background-color="#f9f2f4" loext:char-shading-value="0" loext:padding="0in" loext:border="none"/>
    </style:style>
    <style:style style:name="T27" style:family="text">
      <style:text-properties style:font-name-asian="Helvetica Neue" style:font-size-asian="10.5pt" style:font-style-asian="normal" style:font-weight-asian="normal"/>
    </style:style>
    <style:style style:name="T28" style:family="text">
      <style:text-properties style:font-name-asian="Helvetica Neue" style:font-size-asian="12.75pt" style:font-style-asian="normal" style:font-weight-asian="normal"/>
    </style:style>
    <style:style style:name="T29" style:family="text">
      <style:text-properties style:font-name="inherit" fo:font-size="22.5pt" fo:font-style="normal" fo:font-weight="bold"/>
    </style:style>
    <style:style style:name="T30" style:family="text">
      <style:text-properties style:font-name-asian="inherit" style:font-size-asian="22.5pt" style:font-style-asian="normal" style:font-weight-asian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mparison of Apache BeanUtils, spring BeanUtils, mapstruct, beancopier and propertieyutils for object copy (deep copy)</text:h>
      <text:p text:style-name="Standard"/>
      <text:p text:style-name="P15"><text:span text:style-name="T1">ZhaoYingChao88</text:span> 2020-12-05 14:42:02</text:p>
      <text:p text:style-name="P16"><text:span text:style-name="T2">comparison</text:span> <text:span text:style-name="T3">apache</text:span> <text:span text:style-name="T4">beanutils</text:span> <text:span text:style-name="T5">spring</text:span> <text:span text:style-name="T6">beanutils</text:span></text:p>
      <text:p text:style-name="P5"/>
      <text:p text:style-name="P5"/>
      <text:section text:style-name="Sect1" text:name="content_views">
        <text:p text:style-name="P8"><text:span text:style-name="T8">Most of the time we use </text:span><text:span text:style-name="Source_20_Text"><text:span text:style-name="T12">Apache</text:span></text:span><text:span text:style-name="T8"> or </text:span><text:span text:style-name="Source_20_Text"><text:span text:style-name="T12">Spring``BeanUtils</text:span></text:span><text:span text:style-name="T8">, today , Let's look at a more efficient way to copy attributes </text:span><text:span text:style-name="T9">：</text:span><text:span text:style-name="Source_20_Text"><text:span text:style-name="T12">BeanCopier</text:span></text:span><text:span text:style-name="T8">.</text:span></text:p>
        <text:p text:style-name="P8"><text:a xlink:type="simple" xlink:href="https://github.com/cglib/cglib" text:style-name="Internet_20_link" text:visited-style-name="Visited_20_Internet_20_Link"><text:span text:style-name="T13">https://github.com/cglib/cglib</text:span></text:a></text:p>
        <text:p text:style-name="P9"><text:a xlink:type="simple" xlink:href="https://github.com/cglib/cglib/blob/master/cglib/src/main/java/net/sf/cglib/beans/BeanCopier.java" text:style-name="Internet_20_link" text:visited-style-name="Visited_20_Internet_20_Link"><text:span text:style-name="T13">https://github.com/cglib/cglib/blob/master/cglib/src/main/java/net/sf/cglib/beans/BeanCopier.java</text:span></text:a></text:p>
        <text:p text:style-name="P18"><text:span text:style-name="T10">First of all, sort out what kind of object copy methods exist now </text:span><text:span text:style-name="T27">：</text:span></text:p>
        <text:list xml:id="list1992986378" text:style-name="L1">
          <text:list-item>
            <text:p text:style-name="P19"><text:span text:style-name="T10">Apache Of BeanUtils</text:span><text:span text:style-name="T27">：</text:span><text:span text:style-name="T10">BeanUtils yes Apache commens Members of a component , from Apache A set of open source api, Used to simplify pairs javaBean The operation of , Be able to convert basic types automatically .</text:span></text:p>
          </text:list-item>
          <text:list-item>
            <text:p text:style-name="P19"><text:span text:style-name="T10">Spring Of BeanUtils</text:span><text:span text:style-name="T27">：</text:span><text:span text:style-name="T10">BeanUtils yes Spring The framework provides for Java Reflection and introspection API Packaging . Its main purpose is to use the reflection mechanism to JavaBean The properties of the .</text:span></text:p>
          </text:list-item>
          <text:list-item>
            <text:p text:style-name="P19"><text:span text:style-name="T10">Mapstruct</text:span><text:span text:style-name="T27">：</text:span></text:p>
          </text:list-item>
        </text:list>
        <text:p text:style-name="P10"><text:span text:style-name="T11">MapStruct It's a Java Annotation Processors , Used to Java Bean Class generates type safe and high performance mapper . It eliminates the need to write mapping code manually , It's a tedious and error prone task . The generator has reasonable default values and many built-in type conversions , But in special behavior or configuration , It will automatically exit .<text:line-break/>Compared to the mapping framework that works at run time ,MapStruct Has the following advantages </text:span><text:span text:style-name="T28">：</text:span></text:p>
        <text:list xml:id="list4185782772" text:style-name="L2">
          <text:list-item>
            <text:p text:style-name="P12">Fast execution by using normal method calls rather than reflection</text:p>
          </text:list-item>
          <text:list-item>
            <text:p text:style-name="P12">Compile time type safety . You can only map objects and properties that map to each other , Therefore, order entities are not accidentally mapped to customers DTO etc. .</text:p>
          </text:list-item>
          <text:list-item>
            <text:p text:style-name="P12">Self contained code - There are no runtime dependencies</text:p>
          </text:list-item>
          <text:list-item>
            <text:p text:style-name="P11"><text:span text:style-name="T11">If , Clear error reports at build time </text:span><text:span text:style-name="T28">：</text:span></text:p>
            <text:list>
              <text:list-item>
                <text:p text:style-name="P11"><text:span text:style-name="T11">Incomplete mapping </text:span><text:span text:style-name="T28">（ </text:span><text:span text:style-name="T11">Not all target attributes are mapped </text:span><text:span text:style-name="T28">）</text:span></text:p>
              </text:list-item>
              <text:list-item>
                <text:p text:style-name="P11"><text:span text:style-name="T11">The mapping is not correct </text:span><text:span text:style-name="T28">（ </text:span><text:span text:style-name="T11">Could not find the correct mapping method or type conversion </text:span><text:span text:style-name="T28">）</text:span></text:p>
              </text:list-item>
            </text:list>
          </text:list-item>
          <text:list-item>
            <text:p text:style-name="P13"><text:soft-page-break/><text:span text:style-name="T15">Easy to debug mapping code </text:span><text:span text:style-name="T18">（ </text:span><text:span text:style-name="T15">Or manually edit , For example, if there is an error in the generator </text:span><text:span text:style-name="T18">）</text:span><text:span text:style-name="T15"><text:line-break/></text:span><text:a xlink:type="simple" xlink:href="https://github.com/mapstruct/mapstruct" text:style-name="Internet_20_link" text:visited-style-name="Visited_20_Internet_20_Link"><text:span text:style-name="T13">github mapstruct/mapstruct</text:span></text:a></text:p>
          </text:list-item>
        </text:list>
        <text:p text:style-name="P18"><text:span text:style-name="T10">4</text:span><text:span text:style-name="T27">、</text:span><text:span text:style-name="T10">BeanCopier</text:span><text:span text:style-name="T27">：</text:span><text:span text:style-name="T10">BeanCopier yes Cglib A class in the package , For copying objects . The target object must be instantiated first And the object must have setter Method .</text:span></text:p>
        <text:p text:style-name="P18"> </text:p>
        <text:p text:style-name="P18"><text:span text:style-name="T10">In fact, there are many ways to copy attributes , for example dozer wait Let's take a look at the test performance : With : Ten thousand to test , I think Cglib It's awesome. . You can consider when you encounter a property copy bottleneck . Of course, they have their own advantages , The functions are different . It also needs more experience . Output results </text:span><text:span text:style-name="T27">： </text:span><text:span text:style-name="T10">Manual Copy &gt;Mapstuct&gt;= cglibCopy &gt; springBeanUtils &gt; apachePropertyUtils &gt; apacheBeanUtils It can be understood as : Copy manually &gt; cglib &gt; Reflection &gt; Dozer.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Line1742495339024">
              <table:table-cell table:style-name="Table1.A1" office:value-type="string">
                <text:p text:style-name="P17">type Framework</text:p>
              </table:table-cell>
              <table:table-cell table:style-name="Table1.A1" office:value-type="string">
                <text:p text:style-name="P17">Data volume</text:p>
              </table:table-cell>
              <table:table-cell table:style-name="Table1.A1" office:value-type="string">
                <text:p text:style-name="P17">Test performance (10000 Call times )time</text:p>
              </table:table-cell>
            </table:table-row>
          </table:table-header-rows>
          <table:table-row table:style-name="TableLine1742495339024">
            <table:table-cell table:style-name="Table1.A1" office:value-type="string">
              <text:p text:style-name="Table_20_Contents">Pure get/set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10ms</text:p>
            </table:table-cell>
          </table:table-row>
          <table:table-row table:style-name="TableLine1742495339024">
            <table:table-cell table:style-name="Table1.A1" office:value-type="string">
              <text:p text:style-name="Table_20_Contents">Cglib Beancopier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14ms</text:p>
            </table:table-cell>
          </table:table-row>
          <table:table-row table:style-name="TableLine1742495339024">
            <table:table-cell table:style-name="Table1.A1" office:value-type="string">
              <text:p text:style-name="Table_20_Contents">MapStruct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10ms</text:p>
            </table:table-cell>
          </table:table-row>
          <table:table-row table:style-name="TableLine1742495339024">
            <table:table-cell table:style-name="Table1.A1" office:value-type="string">
              <text:p text:style-name="Table_20_Contents">Easy mapper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46ms</text:p>
            </table:table-cell>
          </table:table-row>
          <table:table-row table:style-name="TableLine1742495339024">
            <table:table-cell table:style-name="Table1.A1" office:value-type="string">
              <text:p text:style-name="Table_20_Contents">Spring BeanUtils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96ms</text:p>
            </table:table-cell>
          </table:table-row>
          <table:table-row table:style-name="TableLine1742495339024">
            <table:table-cell table:style-name="Table1.A1" office:value-type="string">
              <text:p text:style-name="Table_20_Contents">Apache BeanUtils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249ms</text:p>
            </table:table-cell>
          </table:table-row>
          <table:table-row table:style-name="TableLine1742495339024">
            <table:table-cell table:style-name="Table1.A1" office:value-type="string">
              <text:p text:style-name="Table_20_Contents">Apache PropertieyUtils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130ms</text:p>
            </table:table-cell>
          </table:table-row>
          <table:table-row table:style-name="TableLine1742495339024">
            <table:table-cell table:style-name="Table1.A1" office:value-type="string">
              <text:p text:style-name="Table_20_Contents">Dozer</text:p>
            </table:table-cell>
            <table:table-cell table:style-name="Table1.A1" office:value-type="string">
              <text:p text:style-name="Table_20_Contents"> </text:p>
            </table:table-cell>
            <table:table-cell table:style-name="Table1.A1" office:value-type="string">
              <text:p text:style-name="Table_20_Contents">770ms</text:p>
            </table:table-cell>
          </table:table-row>
        </table:table>
        <text:p text:style-name="P20"><text:span text:style-name="T10">Evaluation of test results </text:span><text:span text:style-name="T27">：</text:span></text:p>
        <text:p text:style-name="P20"> 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header-rows>
            <table:table-row table:style-name="TableLine1742495376832">
              <table:table-cell table:style-name="Table2.A1" office:value-type="string">
                <text:p text:style-name="P17">Data volume</text:p>
              </table:table-cell>
              <table:table-cell table:style-name="Table2.A1" office:value-type="string">
                <text:p text:style-name="P17">Apache</text:p>
              </table:table-cell>
              <table:table-cell table:style-name="Table2.A1" office:value-type="string">
                <text:p text:style-name="P17">Spring</text:p>
              </table:table-cell>
              <table:table-cell table:style-name="Table2.A1" office:value-type="string">
                <text:p text:style-name="P17">MapStruct</text:p>
              </table:table-cell>
              <table:table-cell table:style-name="Table2.A1" office:value-type="string">
                <text:p text:style-name="P17">BeanCopier</text:p>
              </table:table-cell>
            </table:table-row>
          </table:table-header-rows>
          <table:table-row table:style-name="TableLine1742495376832">
            <table:table-cell table:style-name="Table2.A1" office:value-type="string">
              <text:p text:style-name="Table_20_Contents">100w</text:p>
            </table:table-cell>
            <table:table-cell table:style-name="Table2.A1" office:value-type="string">
              <text:p text:style-name="Table_20_Contents">391ms</text:p>
            </table:table-cell>
            <table:table-cell table:style-name="Table2.A1" office:value-type="string">
              <text:p text:style-name="Table_20_Contents">250ms</text:p>
            </table:table-cell>
            <table:table-cell table:style-name="Table2.A1" office:value-type="string">
              <text:p text:style-name="Table_20_Contents">45ms</text:p>
            </table:table-cell>
            <table:table-cell table:style-name="Table2.A1" office:value-type="string">
              <text:p text:style-name="Table_20_Contents">57ms</text:p>
            </table:table-cell>
          </table:table-row>
          <table:table-row table:style-name="TableLine1742495376832">
            <table:table-cell table:style-name="Table2.A1" office:value-type="string">
              <text:p text:style-name="Table_20_Contents">10w</text:p>
            </table:table-cell>
            <table:table-cell table:style-name="Table2.A1" office:value-type="string">
              <text:p text:style-name="Table_20_Contents">82ms</text:p>
            </table:table-cell>
            <table:table-cell table:style-name="Table2.A1" office:value-type="string">
              <text:p text:style-name="Table_20_Contents">34ms</text:p>
            </table:table-cell>
            <table:table-cell table:style-name="Table2.A1" office:value-type="string">
              <text:p text:style-name="Table_20_Contents">8ms</text:p>
            </table:table-cell>
            <table:table-cell table:style-name="Table2.A1" office:value-type="string">
              <text:p text:style-name="Table_20_Contents">10ms</text:p>
            </table:table-cell>
          </table:table-row>
          <table:table-row table:style-name="TableLine1742495376832">
            <table:table-cell table:style-name="Table2.A1" office:value-type="string">
              <text:p text:style-name="Table_20_Contents">1w</text:p>
            </table:table-cell>
            <table:table-cell table:style-name="Table2.A1" office:value-type="string">
              <text:p text:style-name="Table_20_Contents">30ms</text:p>
            </table:table-cell>
            <table:table-cell table:style-name="Table2.A1" office:value-type="string">
              <text:p text:style-name="Table_20_Contents">19ms</text:p>
            </table:table-cell>
            <table:table-cell table:style-name="Table2.A1" office:value-type="string">
              <text:p text:style-name="Table_20_Contents">2ms</text:p>
            </table:table-cell>
            <table:table-cell table:style-name="Table2.A1" office:value-type="string">
              <text:p text:style-name="Table_20_Contents">7ms</text:p>
            </table:table-cell>
          </table:table-row>
          <table:table-row table:style-name="TableLine1742495376832">
            <table:table-cell table:style-name="Table2.A1" office:value-type="string">
              <text:p text:style-name="Table_20_Contents">1k</text:p>
            </table:table-cell>
            <table:table-cell table:style-name="Table2.A1" office:value-type="string">
              <text:p text:style-name="Table_20_Contents">15ms</text:p>
            </table:table-cell>
            <table:table-cell table:style-name="Table2.A1" office:value-type="string">
              <text:p text:style-name="Table_20_Contents">6ms</text:p>
            </table:table-cell>
            <table:table-cell table:style-name="Table2.A1" office:value-type="string">
              <text:p text:style-name="Table_20_Contents">1ms</text:p>
            </table:table-cell>
            <table:table-cell table:style-name="Table2.A1" office:value-type="string">
              <text:p text:style-name="Table_20_Contents">5ms</text:p>
            </table:table-cell>
          </table:table-row>
          <table:table-row table:style-name="TableLine1742495376832">
            <table:table-cell table:style-name="Table2.A1" office:value-type="string">
              <text:p text:style-name="Table_20_Contents">100</text:p>
            </table:table-cell>
            <table:table-cell table:style-name="Table2.A1" office:value-type="string">
              <text:p text:style-name="Table_20_Contents">5ms</text:p>
            </table:table-cell>
            <table:table-cell table:style-name="Table2.A1" office:value-type="string">
              <text:p text:style-name="Table_20_Contents">3ms</text:p>
            </table:table-cell>
            <table:table-cell table:style-name="Table2.A1" office:value-type="string">
              <text:p text:style-name="Table_20_Contents">1ms</text:p>
            </table:table-cell>
            <table:table-cell table:style-name="Table2.A1" office:value-type="string">
              <text:p text:style-name="Table_20_Contents">4ms</text:p>
            </table:table-cell>
          </table:table-row>
          <table:table-row table:style-name="TableLine1742495376832">
            <table:table-cell table:style-name="Table2.A1" office:value-type="string">
              <text:p text:style-name="Table_20_Contents">10</text:p>
            </table:table-cell>
            <table:table-cell table:style-name="Table2.A1" office:value-type="string">
              <text:p text:style-name="Table_20_Contents">2ms</text:p>
            </table:table-cell>
            <table:table-cell table:style-name="Table2.A1" office:value-type="string">
              <text:p text:style-name="Table_20_Contents">1ms</text:p>
            </table:table-cell>
            <table:table-cell table:style-name="Table2.A1" office:value-type="string">
              <text:p text:style-name="Table_20_Contents">1ms</text:p>
            </table:table-cell>
            <table:table-cell table:style-name="Table2.A1" office:value-type="string">
              <text:p text:style-name="Table_20_Contents">4ms</text:p>
            </table:table-cell>
          </table:table-row>
        </table:table>
        <text:p text:style-name="P20"><text:span text:style-name="T10">According to the test results , We can conclude that in terms of speed ,MapStruct It's the best , The execution speed is Apache BeanUtils Of 10 times </text:span><text:span text:style-name="T27">、</text:span><text:span text:style-name="T10">Spring BeanUtils Of 4-5 times </text:span><text:span text:style-name="T27">、 </text:span><text:span text:style-name="T10">and BeanCopier It's about the same speed .<text:line-break/>From this we can see that , In the case of big data ,MapStruct and BeanCopier Both have high performance advantages , among MapStruct Especially excellent . If you're only dealing with a small number of objects on a daily basis , It doesn't really matter which one you choose , However, it is recommended to use MapStruct or BeanCopier The way , Improve interface performance</text:span></text:p>
        <text:h text:style-name="P2" text:outline-level="2"><text:soft-page-break/><text:span text:style-name="T29">One </text:span><text:span text:style-name="T30">、 </text:span><text:span text:style-name="T29">background</text:span></text:h>
        <text:h text:style-name="P3" text:outline-level="3">1.1 Object copy concept</text:h>
        <text:p text:style-name="P42"><text:span text:style-name="Source_20_Text"><text:span text:style-name="T24">Java</text:span></text:span><text:span text:style-name="T16"> in , Data types are divided into value types </text:span><text:span text:style-name="T19">（ </text:span><text:span text:style-name="T16">Basic data type </text:span><text:span text:style-name="T19">） </text:span><text:span text:style-name="T16">And reference types , Value types include </text:span><text:span text:style-name="Source_20_Text"><text:span text:style-name="T24">int</text:span></text:span><text:span text:style-name="T19">、</text:span><text:span text:style-name="Source_20_Text"><text:span text:style-name="T24">double</text:span></text:span><text:span text:style-name="T19">、</text:span><text:span text:style-name="Source_20_Text"><text:span text:style-name="T24">byte</text:span></text:span><text:span text:style-name="T19">、</text:span><text:span text:style-name="Source_20_Text"><text:span text:style-name="T24">boolean</text:span></text:span><text:span text:style-name="T19">、</text:span><text:span text:style-name="Source_20_Text"><text:span text:style-name="T24">char</text:span></text:span><text:span text:style-name="T16"> And so on , Reference types include classes </text:span><text:span text:style-name="T19">、 </text:span><text:span text:style-name="T16">Interface </text:span><text:span text:style-name="T19">、 </text:span><text:span text:style-name="T16">Complex types such as arrays .</text:span></text:p>
        <text:p text:style-name="P42"><text:span text:style-name="T16">Object copy is divided into </text:span><text:span text:style-name="Strong_20_Emphasis"><text:span text:style-name="T17">Shallow copy ( Shallow clone ) And Deep copy ( A deep clone )</text:span></text:span><text:span text:style-name="T16">.</text:span></text:p>
        <text:list xml:id="list610035417" text:style-name="L3">
          <text:list-item>
            <text:p text:style-name="P24">The difference between shallow copy and deep copy</text:p>
          </text:list-item>
        </text:list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 table:style-name="TableLine1742495241648">
              <table:table-cell table:style-name="Table3.A1" office:value-type="string">
                <text:p text:style-name="P17">classification</text:p>
              </table:table-cell>
              <table:table-cell table:style-name="Table3.A1" office:value-type="string">
                <text:p text:style-name="P17">Shallow copy</text:p>
              </table:table-cell>
              <table:table-cell table:style-name="Table3.A1" office:value-type="string">
                <text:p text:style-name="P17">Deep copy</text:p>
              </table:table-cell>
            </table:table-row>
          </table:table-header-rows>
          <table:table-row table:style-name="TableLine1742495241648">
            <table:table-cell table:style-name="Table3.A1" office:value-type="string">
              <text:p text:style-name="Table_20_Contents">difference</text:p>
            </table:table-cell>
            <table:table-cell table:style-name="Table3.A1" office:value-type="string">
              <text:p text:style-name="Table_20_Contents">Create a new object , Then copy the non static fields of the current object to the new object , If the field is of value type , Then copy the field ; If the field is of reference type , Copy <text:span text:style-name="Strong_20_Emphasis"><text:span text:style-name="T7">Reference but do not copy the referenced object </text:span></text:span>. therefore , The original object and its copies refer to the same object .</text:p>
            </table:table-cell>
            <table:table-cell table:style-name="Table3.A1" office:value-type="string">
              <text:p text:style-name="Table_20_Contents">Create a new object , Then copy the non static fields of the current object to the new object , Whether the field is of value type or reference type , all <text:span text:style-name="Strong_20_Emphasis"><text:span text:style-name="T7">Make a separate copy of </text:span></text:span>. When you modify anything in one of the objects , Does not affect the content of another object .</text:p>
            </table:table-cell>
          </table:table-row>
        </table:table>
        <text:p text:style-name="P20"> </text:p>
        <text:h text:style-name="P3" text:outline-level="3">1.2 Sample preparation</text:h>
        <text:list xml:id="list3632206689" text:style-name="L4">
          <text:list-item>
            <text:p text:style-name="P43"><text:span text:style-name="T16">Source object property class </text:span><text:span text:style-name="Source_20_Text"><text:span text:style-name="T24">UserDO.class</text:span></text:span><text:span text:style-name="T16">( Following example , Source objects all use this )</text:span></text:p>
          </text:list-item>
        </text:list>
        <text:p text:style-name="P6"><text:span text:style-name="Source_20_Text"><text:span text:style-name="T22">@Data</text:span></text:span></text:p>
        <text:p text:style-name="P7"><text:span text:style-name="Source_20_Text"><text:span text:style-name="T22">public class UserDO {</text:span></text:span></text:p>
        <text:p text:style-name="P7"><text:span text:style-name="Source_20_Text"><text:span text:style-name="T22">private int id;</text:span></text:span></text:p>
        <text:p text:style-name="P7"><text:span text:style-name="Source_20_Text"><text:span text:style-name="T22">private String userName;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The following two fields are user analog custom conversion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rivate LocalDateTime gmtBroth;</text:span></text:span></text:p>
        <text:p text:style-name="P7"><text:span text:style-name="Source_20_Text"><text:span text:style-name="T22">private BigDecimal balance;</text:span></text:span></text:p>
        <text:p text:style-name="P7"><text:span text:style-name="Source_20_Text"><text:span text:style-name="T22">public UserDO(Integer id, String userName, LocalDateTime gmtBroth, BigDecimal balance) {</text:span></text:span></text:p>
        <text:p text:style-name="P7"><text:span text:style-name="Source_20_Text"><text:span text:style-name="T22">this.id = id;</text:span></text:span></text:p>
        <text:p text:style-name="P7"><text:soft-page-break/><text:span text:style-name="Source_20_Text"><text:span text:style-name="T22">this.userName = userName;</text:span></text:span></text:p>
        <text:p text:style-name="P7"><text:span text:style-name="Source_20_Text"><text:span text:style-name="T22">this.gmtBroth = gmtBroth;</text:span></text:span></text:p>
        <text:p text:style-name="P7"><text:span text:style-name="Source_20_Text"><text:span text:style-name="T22">this.balance = balance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3186222365" text:style-name="L5">
          <text:list-item>
            <text:p text:style-name="P44"><text:span text:style-name="T16">Make data tools </text:span><text:span text:style-name="Source_20_Text"><text:span text:style-name="T24">DataUtil.class</text:span></text:span></text:p>
          </text:list-item>
        </text:list>
        <text:p text:style-name="P6"><text:span text:style-name="Source_20_Text"><text:span text:style-name="T22">public class DataUtil {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Simulate and query a piece of data</text:span></text:span></text:p>
        <text:p text:style-name="P7"><text:span text:style-name="Source_20_Text"><text:span text:style-name="T22">* @return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ublic static UserDO createData() {</text:span></text:span></text:p>
        <text:p text:style-name="P7"><text:span text:style-name="Source_20_Text"><text:span text:style-name="T22">return new UserDO(1, "Van", LocalDateTime.now(),new BigDecimal(100L)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Simulate query out multiple data</text:span></text:span></text:p>
        <text:p text:style-name="P7"><text:span text:style-name="Source_20_Text"><text:span text:style-name="T22">* @param num Number</text:span></text:span></text:p>
        <text:p text:style-name="P7"><text:span text:style-name="Source_20_Text"><text:span text:style-name="T22">* @return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ublic static List&lt;UserDO&gt; createDataList(int num) {</text:span></text:span></text:p>
        <text:p text:style-name="P7"><text:span text:style-name="Source_20_Text"><text:span text:style-name="T22">List&lt;UserDO&gt; userDOS = new ArrayList&lt;&gt;();</text:span></text:span></text:p>
        <text:p text:style-name="P7"><text:span text:style-name="Source_20_Text"><text:span text:style-name="T22">for (int i = 0; i &lt; num; i++) {</text:span></text:span></text:p>
        <text:p text:style-name="P7"><text:span text:style-name="Source_20_Text"><text:span text:style-name="T22">UserDO userDO = new UserDO(i+1, "Van", LocalDateTime.now(),new BigDecimal(100L));</text:span></text:span></text:p>
        <text:p text:style-name="P7"><text:span text:style-name="Source_20_Text"><text:span text:style-name="T22">userDOS.add(userDO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return userDOS;</text:span></text:span></text:p>
        <text:p text:style-name="P7"><text:soft-page-break/><text:span text:style-name="Source_20_Text"><text:span text:style-name="T22">}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h text:style-name="P2" text:outline-level="2"><text:span text:style-name="T29">One </text:span><text:span text:style-name="T30">、 </text:span><text:span text:style-name="T29">Copy the object MapStruct</text:span><text:span text:style-name="T30">（ </text:span><text:span text:style-name="T29">Strongly recommend </text:span><text:span text:style-name="T30">）</text:span></text:h>
        <text:p text:style-name="P25">Refer to the manual for more advanced use .</text:p>
        <text:p text:style-name="P42"><text:a xlink:type="simple" xlink:href="https://github.com/mapstruct" text:style-name="Internet_20_link" text:visited-style-name="Visited_20_Internet_20_Link"><text:span text:style-name="T14">https://github.com/mapstruct</text:span></text:a></text:p>
        <text:p text:style-name="P42"><text:a xlink:type="simple" xlink:href="https://mapstruct.org/" text:style-name="Internet_20_link" text:visited-style-name="Visited_20_Internet_20_Link"><text:span text:style-name="T14">https://mapstruct.org/</text:span></text:a></text:p>
        <text:p text:style-name="P6"><text:span text:style-name="Source_20_Text"><text:span text:style-name="T20"><text:s/></text:span></text:span><text:span text:style-name="Source_20_Text"><text:span text:style-name="T22">&lt;!-- mapstruct start--&gt;</text:span></text:span></text:p>
        <text:p text:style-name="P7"><text:span text:style-name="Source_20_Text"><text:span text:style-name="T22">&lt;dependency&gt;</text:span></text:span></text:p>
        <text:p text:style-name="P7"><text:span text:style-name="Source_20_Text"><text:span text:style-name="T22">&lt;groupId&gt;org.mapstruct&lt;/groupId&gt;</text:span></text:span></text:p>
        <text:p text:style-name="P7"><text:span text:style-name="Source_20_Text"><text:span text:style-name="T22">&lt;artifactId&gt;mapstruct-jdk8&lt;/artifactId&gt;</text:span></text:span></text:p>
        <text:p text:style-name="P7"><text:span text:style-name="Source_20_Text"><text:span text:style-name="T22">&lt;version&gt;1.3.0.Final&lt;/version&gt;</text:span></text:span></text:p>
        <text:p text:style-name="P7"><text:span text:style-name="Source_20_Text"><text:span text:style-name="T22">&lt;/dependency&gt;</text:span></text:span></text:p>
        <text:p text:style-name="P7"><text:span text:style-name="Source_20_Text"><text:span text:style-name="T22">&lt;dependency&gt;</text:span></text:span></text:p>
        <text:p text:style-name="P7"><text:span text:style-name="Source_20_Text"><text:span text:style-name="T22">&lt;groupId&gt;org.mapstruct&lt;/groupId&gt;</text:span></text:span></text:p>
        <text:p text:style-name="P7"><text:span text:style-name="Source_20_Text"><text:span text:style-name="T22">&lt;artifactId&gt;mapstruct-processor&lt;/artifactId&gt;</text:span></text:span></text:p>
        <text:p text:style-name="P7"><text:span text:style-name="Source_20_Text"><text:span text:style-name="T22">&lt;version&gt;1.3.0.Final&lt;/version&gt;</text:span></text:span></text:p>
        <text:p text:style-name="P7"><text:span text:style-name="Source_20_Text"><text:span text:style-name="T22">&lt;scope&gt;provided&lt;/scope&gt;</text:span></text:span></text:p>
        <text:p text:style-name="P7"><text:span text:style-name="Source_20_Text"><text:span text:style-name="T22">&lt;/dependency&gt;</text:span></text:span></text:p>
        <text:p text:style-name="P7"><text:span text:style-name="Source_20_Text"><text:span text:style-name="T22">&lt;!-- mapstruct end--&gt;</text:span></text:span></text:p>
        <text:p text:style-name="P20">  <text:span text:style-name="T10">transformation </text:span><text:span text:style-name="T27">：</text:span></text:p>
        <text:p text:style-name="P6"/>
        <text:p text:style-name="P7"><text:span text:style-name="Source_20_Text"><text:span text:style-name="T22">import org.mapstruct.Mapper;</text:span></text:span></text:p>
        <text:p text:style-name="P7"><text:span text:style-name="Source_20_Text"><text:span text:style-name="T22">import org.mapstruct.Mapping;</text:span></text:span></text:p>
        <text:p text:style-name="P7"><text:soft-page-break/><text:span text:style-name="Source_20_Text"><text:span text:style-name="T22">import org.mapstruct.Mappings;</text:span></text:span></text:p>
        <text:p text:style-name="P7"><text:span text:style-name="Source_20_Text"><text:span text:style-name="T22">import org.mapstruct.factory.Mappers;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</text:span></text:span></text:p>
        <text:p text:style-name="P7"><text:span text:style-name="Source_20_Text"><text:span text:style-name="T22">* FileName: UserConvertUtils</text:span></text:span></text:p>
        <text:p text:style-name="P7"><text:span text:style-name="Source_20_Text"><text:span text:style-name="T22">*</text:span></text:span></text:p>
        <text:p text:style-name="P7"><text:span text:style-name="Source_20_Text"><text:span text:style-name="T22">* @author: Van</text:span></text:span></text:p>
        <text:p text:style-name="P7"><text:span text:style-name="Source_20_Text"><text:span text:style-name="T22">* Date: 2019-11-08 20:56</text:span></text:span></text:p>
        <text:p text:style-name="P7"><text:span text:style-name="Source_20_Text"><text:span text:style-name="T22">* Description: ${DESCRIPTION}</text:span></text:span></text:p>
        <text:p text:style-name="P7"><text:span text:style-name="Source_20_Text"><text:span text:style-name="T22">* Version</text:span></text:span><text:span text:style-name="Source_20_Text"><text:span text:style-name="T21">： </text:span></text:span><text:span text:style-name="Source_20_Text"><text:span text:style-name="T22">V1.0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@Mapper</text:span></text:span></text:p>
        <text:p text:style-name="P7"><text:span text:style-name="Source_20_Text"><text:span text:style-name="T22">public interface UserConvertUtils {</text:span></text:span></text:p>
        <text:p text:style-name="P7"><text:span text:style-name="Source_20_Text"><text:span text:style-name="T22">UserConvertUtils INSTANCE = Mappers.getMapper(UserConvertUtils.class);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Ordinary mapping</text:span></text:span></text:p>
        <text:p text:style-name="P7"><text:span text:style-name="Source_20_Text"><text:span text:style-name="T22">*</text:span></text:span></text:p>
        <text:p text:style-name="P7"><text:span text:style-name="Source_20_Text"><text:span text:style-name="T22">* @param userDO UserDO Data persistence layer class</text:span></text:span></text:p>
        <text:p text:style-name="P7"><text:span text:style-name="Source_20_Text"><text:span text:style-name="T22">* @return Data transmission class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UserDTO doToDTO(UserDO userDO);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Mapping of type conversions</text:span></text:span></text:p>
        <text:p text:style-name="P7"><text:span text:style-name="Source_20_Text"><text:span text:style-name="T22">*</text:span></text:span></text:p>
        <text:p text:style-name="P7"><text:span text:style-name="Source_20_Text"><text:span text:style-name="T22">* @param userDO UserDO Data persistence layer class</text:span></text:span></text:p>
        <text:p text:style-name="P7"><text:span text:style-name="Source_20_Text"><text:span text:style-name="T22">* @return Data transmission class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@Mappings({</text:span></text:span></text:p>
        <text:p text:style-name="P7"><text:soft-page-break/><text:span text:style-name="Source_20_Text"><text:span text:style-name="T22">@Mapping(target = "gmtBroth", source = "gmtBroth", dateFormat = "yyyy-MM-dd HH:mm:ss"),</text:span></text:span></text:p>
        <text:p text:style-name="P7"><text:span text:style-name="Source_20_Text"><text:span text:style-name="T22">@Mapping(target = "balances", source = "balance"),</text:span></text:span></text:p>
        <text:p text:style-name="P7"><text:span text:style-name="Source_20_Text"><text:span text:style-name="T22">})</text:span></text:span></text:p>
        <text:p text:style-name="P7"><text:span text:style-name="Source_20_Text"><text:span text:style-name="T22">UserDTO doToDtoWithConvert(UserDO userDO);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Many to one mapping</text:span></text:span></text:p>
        <text:p text:style-name="P7"><text:span text:style-name="Source_20_Text"><text:span text:style-name="T22">* @param userDO</text:span></text:span></text:p>
        <text:p text:style-name="P7"><text:span text:style-name="Source_20_Text"><text:span text:style-name="T22">* @param userInfoDO</text:span></text:span></text:p>
        <text:p text:style-name="P7"><text:span text:style-name="Source_20_Text"><text:span text:style-name="T22">* @return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UserDTO doAndInfoToDto(UserDO userDO, UserInfoDO userInfoDO);</text:span></text:span></text:p>
        <text:p text:style-name="P7"><text:span text:style-name="Source_20_Text"><text:span text:style-name="T22">}</text:span></text:span></text:p>
        <text:p text:style-name="P20">  <text:span text:style-name="T10">Use </text:span><text:span text:style-name="T27">：</text:span></text:p>
        <text:p text:style-name="P6"><text:span text:style-name="Source_20_Text"><text:span text:style-name="T22">/**</text:span></text:span></text:p>
        <text:p text:style-name="P7"><text:span text:style-name="Source_20_Text"><text:span text:style-name="T22">*</text:span></text:span></text:p>
        <text:p text:style-name="P7"><text:span text:style-name="Source_20_Text"><text:span text:style-name="T22">* FileName: UserConvertUtilsDemo</text:span></text:span></text:p>
        <text:p text:style-name="P7"><text:span text:style-name="Source_20_Text"><text:span text:style-name="T22">*</text:span></text:span></text:p>
        <text:p text:style-name="P7"><text:span text:style-name="Source_20_Text"><text:span text:style-name="T22">* @author: Van</text:span></text:span></text:p>
        <text:p text:style-name="P7"><text:span text:style-name="Source_20_Text"><text:span text:style-name="T22">* Date: 2019-11-08 18:05</text:span></text:span></text:p>
        <text:p text:style-name="P7"><text:span text:style-name="Source_20_Text"><text:span text:style-name="T22">* Description: ${DESCRIPTION}</text:span></text:span></text:p>
        <text:p text:style-name="P7"><text:span text:style-name="Source_20_Text"><text:span text:style-name="T22">* Version</text:span></text:span><text:span text:style-name="Source_20_Text"><text:span text:style-name="T21">： </text:span></text:span><text:span text:style-name="Source_20_Text"><text:span text:style-name="T22">V1.0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@Slf4j</text:span></text:span></text:p>
        <text:p text:style-name="P7"><text:span text:style-name="Source_20_Text"><text:span text:style-name="T22">public class MapStructTest {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General copy</text:span></text:span></text:p>
        <text:p text:style-name="P7"><text:span text:style-name="Source_20_Text"><text:span text:style-name="T22">*/</text:span></text:span></text:p>
        <text:p text:style-name="P7"><text:soft-page-break/><text:span text:style-name="Source_20_Text"><text:span text:style-name="T22">@Test</text:span></text:span></text:p>
        <text:p text:style-name="P7"><text:span text:style-name="Source_20_Text"><text:span text:style-name="T22">public void normalCopy() {</text:span></text:span></text:p>
        <text:p text:style-name="P7"><text:span text:style-name="Source_20_Text"><text:span text:style-name="T22">// Simulate and query the data</text:span></text:span></text:p>
        <text:p text:style-name="P7"><text:span text:style-name="Source_20_Text"><text:span text:style-name="T22">UserDO userDO = DataUtil.createData();</text:span></text:span></text:p>
        <text:p text:style-name="P7"><text:span text:style-name="Source_20_Text"><text:span text:style-name="T22">log.info(" Before copying </text:span></text:span><text:span text:style-name="Source_20_Text"><text:span text:style-name="T21">：</text:span></text:span><text:span text:style-name="Source_20_Text"><text:span text:style-name="T22">userDO:{}", userDO);</text:span></text:span></text:p>
        <text:p text:style-name="P7"><text:span text:style-name="Source_20_Text"><text:span text:style-name="T22">UserDTO userDTO = UserConvertUtils.INSTANCE.doToDTO(userDO);</text:span></text:span></text:p>
        <text:p text:style-name="P7"><text:span text:style-name="Source_20_Text"><text:span text:style-name="T22">log.info(" After copying </text:span></text:span><text:span text:style-name="Source_20_Text"><text:span text:style-name="T21">：</text:span></text:span><text:span text:style-name="Source_20_Text"><text:span text:style-name="T22">userDTO:{}", userDTO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Contains a copy of the type cast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@Test</text:span></text:span></text:p>
        <text:p text:style-name="P7"><text:span text:style-name="Source_20_Text"><text:span text:style-name="T22">public void doToDtoWithConvert() {</text:span></text:span></text:p>
        <text:p text:style-name="P7"><text:span text:style-name="Source_20_Text"><text:span text:style-name="T22">// Simulate and query the data</text:span></text:span></text:p>
        <text:p text:style-name="P7"><text:span text:style-name="Source_20_Text"><text:span text:style-name="T22">UserDO userDO = DataUtil.createData();</text:span></text:span></text:p>
        <text:p text:style-name="P7"><text:span text:style-name="Source_20_Text"><text:span text:style-name="T22">log.info(" Before copying </text:span></text:span><text:span text:style-name="Source_20_Text"><text:span text:style-name="T21">：</text:span></text:span><text:span text:style-name="Source_20_Text"><text:span text:style-name="T22">userDO:{}", userDO);</text:span></text:span></text:p>
        <text:p text:style-name="P7"><text:span text:style-name="Source_20_Text"><text:span text:style-name="T22">UserDTO userDTO = UserConvertUtils.INSTANCE.doToDtoWithConvert(userDO);</text:span></text:span></text:p>
        <text:p text:style-name="P7"><text:span text:style-name="Source_20_Text"><text:span text:style-name="T22">log.info(" After copying </text:span></text:span><text:span text:style-name="Source_20_Text"><text:span text:style-name="T21">：</text:span></text:span><text:span text:style-name="Source_20_Text"><text:span text:style-name="T22">userDTO:{}", userDTO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Contains a copy of the type cast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@Test</text:span></text:span></text:p>
        <text:p text:style-name="P7"><text:span text:style-name="Source_20_Text"><text:span text:style-name="T22">public void doAndInfoToDto() {</text:span></text:span></text:p>
        <text:p text:style-name="P7"><text:span text:style-name="Source_20_Text"><text:span text:style-name="T22">// Simulate and query the data</text:span></text:span></text:p>
        <text:p text:style-name="P7"><text:span text:style-name="Source_20_Text"><text:span text:style-name="T22">UserDO userDO = DataUtil.createData();</text:span></text:span></text:p>
        <text:p text:style-name="P7"><text:span text:style-name="Source_20_Text"><text:span text:style-name="T22">log.info(" Before copying </text:span></text:span><text:span text:style-name="Source_20_Text"><text:span text:style-name="T21">：</text:span></text:span><text:span text:style-name="Source_20_Text"><text:span text:style-name="T22">userDO:{}", userDO);</text:span></text:span></text:p>
        <text:p text:style-name="P7"><text:span text:style-name="Source_20_Text"><text:span text:style-name="T22">UserDTO userDTO = UserConvertUtils.INSTANCE.doAndInfoToDto(userDO, new UserInfoDO(1));</text:span></text:span></text:p>
        <text:p text:style-name="P7"><text:soft-page-break/><text:span text:style-name="Source_20_Text"><text:span text:style-name="T22">log.info(" After copying </text:span></text:span><text:span text:style-name="Source_20_Text"><text:span text:style-name="T21">：</text:span></text:span><text:span text:style-name="Source_20_Text"><text:span text:style-name="T22">userDTO:{}", userDTO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}</text:span></text:span></text:p>
        <text:h text:style-name="P2" text:outline-level="2"><text:span text:style-name="T29">Two </text:span><text:span text:style-name="T30">、 </text:span><text:span text:style-name="T29">Copy the object BeanUtils</text:span></text:h>
        <text:p text:style-name="P14"><text:span text:style-name="Source_20_Text"><text:span text:style-name="T25">Apache</text:span></text:span><text:span text:style-name="T15"> and </text:span><text:span text:style-name="Source_20_Text"><text:span text:style-name="T25">Spring</text:span></text:span><text:span text:style-name="T15"> Both </text:span><text:span text:style-name="Source_20_Text"><text:span text:style-name="T25">BeanUtils</text:span></text:span><text:span text:style-name="T15"> Tool class , </text:span><text:span text:style-name="Source_20_Text"><text:span text:style-name="T25">Apache</text:span></text:span><text:span text:style-name="T15"> Of </text:span><text:span text:style-name="Source_20_Text"><text:span text:style-name="T25">BeanUtils</text:span></text:span><text:span text:style-name="T15"> Neither stability nor efficiency ;</text:span><text:span text:style-name="Source_20_Text"><text:span text:style-name="T25">Spring</text:span></text:span><text:span text:style-name="T15"> Of </text:span><text:span text:style-name="Source_20_Text"><text:span text:style-name="T25">BeanUtils</text:span></text:span><text:span text:style-name="T15"> More stable , It's not because of the volume , Time consuming has increased significantly , So we usually use </text:span><text:span text:style-name="Source_20_Text"><text:span text:style-name="T25">Spring</text:span></text:span><text:span text:style-name="T15"> Of </text:span><text:span text:style-name="Source_20_Text"><text:span text:style-name="T25">BeanUtils</text:span></text:span><text:span text:style-name="T15">.</text:span></text:p>
        <text:h text:style-name="P3" text:outline-level="3">2.1 Source code interpretation</text:h>
        <text:p text:style-name="P42"><text:span text:style-name="Source_20_Text"><text:span text:style-name="T24">Spring</text:span></text:span><text:span text:style-name="T16"> Medium </text:span><text:span text:style-name="Source_20_Text"><text:span text:style-name="T24">BeanUtils</text:span></text:span><text:span text:style-name="T16">, The way to achieve it is very simple , It's a simple way to make attributes with the same name in two objects </text:span><text:span text:style-name="Source_20_Text"><text:span text:style-name="T24">get/set</text:span></text:span><text:span text:style-name="T16">, Only check the accessibility of properties .</text:span></text:p>
        <text:p text:style-name="P42"><text:a xlink:type="simple" xlink:href="https://docs.spring.io/spring/docs/current/javadoc-api/org/springframework/beans/BeanUtils.html" text:style-name="Internet_20_link" text:visited-style-name="Visited_20_Internet_20_Link"><text:span text:style-name="T14">BeanUtils Source code</text:span></text:a></text:p>
        <text:p text:style-name="P42"><text:span text:style-name="T16">You can see , Member variable assignment is based on the member list of the target object , And will skip </text:span><text:span text:style-name="Source_20_Text"><text:span text:style-name="T24">ignore</text:span></text:span><text:span text:style-name="T16"> And what doesn't exist in the source object , So this method is safe , No errors due to structural differences between two objects , But you have to make sure that two member variables of the same name have the same type .</text:span></text:p>
        <text:h text:style-name="P3" text:outline-level="3">2.2 Example</text:h>
        <text:p text:style-name="P6"><text:span text:style-name="Source_20_Text"><text:span text:style-name="T22">@Slf4j</text:span></text:span></text:p>
        <text:p text:style-name="P7"><text:span text:style-name="Source_20_Text"><text:span text:style-name="T22">public class BeanUtilsDemo {</text:span></text:span></text:p>
        <text:p text:style-name="P7"><text:span text:style-name="Source_20_Text"><text:span text:style-name="T22">public static void main(String[] args) {</text:span></text:span></text:p>
        <text:p text:style-name="P7"><text:span text:style-name="Source_20_Text"><text:span text:style-name="T22">long start = System.currentTimeMillis();</text:span></text:span></text:p>
        <text:p text:style-name="P7"><text:span text:style-name="Source_20_Text"><text:span text:style-name="T22">UserDO userDO = DataUtil.createData();</text:span></text:span></text:p>
        <text:p text:style-name="P7"><text:span text:style-name="Source_20_Text"><text:span text:style-name="T22">log.info(" Before copying ,userDO:{}", userDO);</text:span></text:span></text:p>
        <text:p text:style-name="P7"><text:span text:style-name="Source_20_Text"><text:span text:style-name="T22">UserDTO userDTO = new UserDTO();</text:span></text:span></text:p>
        <text:p text:style-name="P7"><text:span text:style-name="Source_20_Text"><text:span text:style-name="T22">BeanUtils.copyProperties(userDO,userDTO);</text:span></text:span></text:p>
        <text:p text:style-name="P7"><text:span text:style-name="Source_20_Text"><text:span text:style-name="T22">log.info(" After copying ,userDO:{}", userDO);</text:span></text:span></text:p>
        <text:p text:style-name="P7"><text:span text:style-name="Source_20_Text"><text:span text:style-name="T22">}</text:span></text:span></text:p>
        <text:p text:style-name="P7"><text:soft-page-break/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4233233048" text:style-name="L6">
          <text:list-item>
            <text:p text:style-name="P26">result</text:p>
          </text:list-item>
        </text:list>
        <text:p text:style-name="P6"><text:span text:style-name="Source_20_Text"><text:span text:style-name="T22">18:12:11.734 [main] INFO cn.van.parameter.bean.copy.demo.BeanUtilsDemo - Before copying ,userDO:UserDO(id=1, userName=Van, gmtBroth=2019-11-02T18:12:11.730, balance=100)</text:span></text:span></text:p>
        <text:p text:style-name="P7"><text:span text:style-name="Source_20_Text"><text:span text:style-name="T22">18:12:11.917 [main] INFO cn.van.parameter.bean.copy.demo.BeanUtilsDemo - After copying ,userDO:UserDO(id=1, userName=Van, gmtBroth=2019-11-02T18:12:11.730, balance=100)</text:span></text:span></text:p>
        <text:p text:style-name="P7"><text:span text:style-name="Source_20_Text"><text:span text:style-name="T22">Copy code </text:span></text:span></text:p>
        <text:h text:style-name="P2" text:outline-level="2"><text:span text:style-name="T29">3</text:span><text:span text:style-name="T30">、 </text:span><text:span text:style-name="T29">... and </text:span><text:span text:style-name="T30">、 </text:span><text:span text:style-name="T29">Copy the object BeanCopier</text:span></text:h>
        <text:p text:style-name="P42"><text:span text:style-name="Source_20_Text"><text:span text:style-name="T24">BeanCopier</text:span></text:span><text:span text:style-name="T16"> Is used in two </text:span><text:span text:style-name="Source_20_Text"><text:span text:style-name="T24">bean</text:span></text:span><text:span text:style-name="T16"> Copy the attributes between .</text:span><text:span text:style-name="Source_20_Text"><text:span text:style-name="T24">BeanCopier</text:span></text:span><text:span text:style-name="T16"> Two ways are supported :</text:span></text:p>
        <text:list xml:id="list1488755677" text:style-name="L7">
          <text:list-item>
            <text:p text:style-name="P45"><text:span text:style-name="T16">One is not to use </text:span><text:span text:style-name="Source_20_Text"><text:span text:style-name="T24">Converter</text:span></text:span><text:span text:style-name="T16"> The way , Only for two </text:span><text:span text:style-name="Source_20_Text"><text:span text:style-name="T24">bean</text:span></text:span><text:span text:style-name="T16"> Copy variables with the same property name and type ;</text:span></text:p>
          </text:list-item>
          <text:list-item>
            <text:p text:style-name="P45"><text:span text:style-name="T16">The other introduces </text:span><text:span text:style-name="Source_20_Text"><text:span text:style-name="T24">Converter</text:span></text:span><text:span text:style-name="T16">, You can perform special operations on certain property values .</text:span></text:p>
          </text:list-item>
        </text:list>
        <text:h text:style-name="P3" text:outline-level="3">3.1 Basic use</text:h>
        <text:list xml:id="list3565860392" text:style-name="L8">
          <text:list-item>
            <text:p text:style-name="P27">rely on</text:p>
          </text:list-item>
        </text:list>
        <text:p text:style-name="P6"><text:span text:style-name="Source_20_Text"><text:span text:style-name="T22">&lt;dependency&gt;</text:span></text:span></text:p>
        <text:p text:style-name="P7"><text:span text:style-name="Source_20_Text"><text:span text:style-name="T22">&lt;groupId&gt;cglib&lt;/groupId&gt;</text:span></text:span></text:p>
        <text:p text:style-name="P7"><text:span text:style-name="Source_20_Text"><text:span text:style-name="T22">&lt;artifactId&gt;cglib-nodep&lt;/artifactId&gt;</text:span></text:span></text:p>
        <text:p text:style-name="P7"><text:span text:style-name="Source_20_Text"><text:span text:style-name="T22">&lt;version&gt;3.3.0&lt;/version&gt;</text:span></text:span></text:p>
        <text:p text:style-name="P7"><text:span text:style-name="Source_20_Text"><text:span text:style-name="T22">&lt;/dependency&gt;</text:span></text:span></text:p>
        <text:p text:style-name="P7"><text:span text:style-name="Source_20_Text"><text:span text:style-name="T22">Copy code </text:span></text:span></text:p>
        <text:p text:style-name="P42"><text:span text:style-name="T16">** Be careful </text:span><text:span text:style-name="T19">：</text:span><text:span text:style-name="T16">** The dependence is not necessary , because </text:span><text:span text:style-name="Source_20_Text"><text:span text:style-name="T24">Spring</text:span></text:span><text:span text:style-name="T16"> Integrated in </text:span><text:span text:style-name="Source_20_Text"><text:span text:style-name="T24">cglib</text:span></text:span><text:span text:style-name="T16">, Bloggers use </text:span><text:span text:style-name="Source_20_Text"><text:span text:style-name="T24">org.springframework.cglib.beans.BeanCopier</text:span></text:span><text:span text:style-name="T16">.</text:span></text:p>
        <text:p text:style-name="P20"><text:span text:style-name="T10">3.1.1 The attribute name </text:span><text:span text:style-name="T27">、 </text:span><text:span text:style-name="T10">All of them are of the same type</text:span></text:p>
        <text:list xml:id="list1682849283" text:style-name="L9">
          <text:list-item>
            <text:p text:style-name="P28">Target object property class</text:p>
          </text:list-item>
        </text:list>
        <text:p text:style-name="P6"><text:soft-page-break/><text:span text:style-name="Source_20_Text"><text:span text:style-name="T22">@Data</text:span></text:span></text:p>
        <text:p text:style-name="P7"><text:span text:style-name="Source_20_Text"><text:span text:style-name="T22">public class UserDTO {</text:span></text:span></text:p>
        <text:p text:style-name="P7"><text:span text:style-name="Source_20_Text"><text:span text:style-name="T22">private int id;</text:span></text:span></text:p>
        <text:p text:style-name="P7"><text:span text:style-name="Source_20_Text"><text:span text:style-name="T22">private String userName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57672652" text:style-name="L10">
          <text:list-item>
            <text:p text:style-name="P29">The test method</text:p>
          </text:list-item>
        </text:list>
        <text:p text:style-name="P6"><text:span text:style-name="Source_20_Text"><text:span text:style-name="T22">/**</text:span></text:span></text:p>
        <text:p text:style-name="P7"><text:span text:style-name="Source_20_Text"><text:span text:style-name="T22">* The attribute name </text:span></text:span><text:span text:style-name="Source_20_Text"><text:span text:style-name="T21">、 </text:span></text:span><text:span text:style-name="Source_20_Text"><text:span text:style-name="T22">All of them are of the same type ( Some properties are not copied )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rivate static void normalCopy() {</text:span></text:span></text:p>
        <text:p text:style-name="P7"><text:span text:style-name="Source_20_Text"><text:span text:style-name="T22">// Simulate and query the data</text:span></text:span></text:p>
        <text:p text:style-name="P7"><text:span text:style-name="Source_20_Text"><text:span text:style-name="T22">UserDO userDO = DataUtil.createData();</text:span></text:span></text:p>
        <text:p text:style-name="P7"><text:span text:style-name="Source_20_Text"><text:span text:style-name="T22">log.info(" Before copying </text:span></text:span><text:span text:style-name="Source_20_Text"><text:span text:style-name="T21">：</text:span></text:span><text:span text:style-name="Source_20_Text"><text:span text:style-name="T22">userDO:{}", userDO);</text:span></text:span></text:p>
        <text:p text:style-name="P7"><text:span text:style-name="Source_20_Text"><text:span text:style-name="T22">// The first parameter </text:span></text:span><text:span text:style-name="Source_20_Text"><text:span text:style-name="T21">： </text:span></text:span><text:span text:style-name="Source_20_Text"><text:span text:style-name="T22">Source object , The second parameter </text:span></text:span><text:span text:style-name="Source_20_Text"><text:span text:style-name="T21">： </text:span></text:span><text:span text:style-name="Source_20_Text"><text:span text:style-name="T22">Target audience , The third parameter </text:span></text:span><text:span text:style-name="Source_20_Text"><text:span text:style-name="T21">： </text:span></text:span><text:span text:style-name="Source_20_Text"><text:span text:style-name="T22">Use custom converter or not </text:span></text:span><text:span text:style-name="Source_20_Text"><text:span text:style-name="T21">（ </text:span></text:span><text:span text:style-name="Source_20_Text"><text:span text:style-name="T22">We'll talk about that </text:span></text:span><text:span text:style-name="Source_20_Text"><text:span text:style-name="T21">）</text:span></text:span><text:span text:style-name="Source_20_Text"><text:span text:style-name="T22">, The same below</text:span></text:span></text:p>
        <text:p text:style-name="P7"><text:span text:style-name="Source_20_Text"><text:span text:style-name="T22">BeanCopier b = BeanCopier.create(UserDO.class, UserDTO.class, false);</text:span></text:span></text:p>
        <text:p text:style-name="P7"><text:span text:style-name="Source_20_Text"><text:span text:style-name="T22">UserDTO userDTO = new UserDTO();</text:span></text:span></text:p>
        <text:p text:style-name="P7"><text:span text:style-name="Source_20_Text"><text:span text:style-name="T22">b.copy(userDO, userDTO, null);</text:span></text:span></text:p>
        <text:p text:style-name="P7"><text:span text:style-name="Source_20_Text"><text:span text:style-name="T22">log.info(" After copying </text:span></text:span><text:span text:style-name="Source_20_Text"><text:span text:style-name="T21">：</text:span></text:span><text:span text:style-name="Source_20_Text"><text:span text:style-name="T22">userDTO:{}", userDTO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526054512" text:style-name="L11">
          <text:list-item>
            <text:p text:style-name="P21"><text:span text:style-name="T10">result </text:span><text:span text:style-name="T27">： </text:span><text:span text:style-name="T10">Success copy</text:span></text:p>
          </text:list-item>
        </text:list>
        <text:p text:style-name="P6"><text:span text:style-name="Source_20_Text"><text:span text:style-name="T22">18:24:24.080 [main] INFO cn.van.parameter.bean.copy.demo.BeanCopierDemo - Before copying </text:span></text:span><text:span text:style-name="Source_20_Text"><text:span text:style-name="T21">：</text:span></text:span><text:span text:style-name="Source_20_Text"><text:span text:style-name="T22">userDO:UserDO(id=1, userName=Van, gmtBroth=2019-11-02T18:24:24.077, balance=100)</text:span></text:span></text:p>
        <text:p text:style-name="P7"><text:span text:style-name="Source_20_Text"><text:span text:style-name="T22">18:24:24.200 [main] INFO cn.van.parameter.bean.copy.demo.BeanCopierDemo - After copying </text:span></text:span><text:span text:style-name="Source_20_Text"><text:span text:style-name="T21">：</text:span></text:span><text:span text:style-name="Source_20_Text"><text:span text:style-name="T22">userDTO:UserDTO(id=1, userName=Van)</text:span></text:span></text:p>
        <text:p text:style-name="P7"><text:span text:style-name="Source_20_Text"><text:span text:style-name="T22">Copy code </text:span></text:span></text:p>
        <text:p text:style-name="P20"><text:soft-page-break/><text:span text:style-name="T10">3.1.2 Property names are the same </text:span><text:span text:style-name="T27">、 </text:span><text:span text:style-name="T10">Different types</text:span></text:p>
        <text:list xml:id="list489568540" text:style-name="L12">
          <text:list-item>
            <text:p text:style-name="P30">Target object property class</text:p>
          </text:list-item>
        </text:list>
        <text:p text:style-name="P6"><text:span text:style-name="Source_20_Text"><text:span text:style-name="T22">@Data</text:span></text:span></text:p>
        <text:p text:style-name="P7"><text:span text:style-name="Source_20_Text"><text:span text:style-name="T22">public class UserEntity {</text:span></text:span></text:p>
        <text:p text:style-name="P7"><text:span text:style-name="Source_20_Text"><text:span text:style-name="T22">private Integer id;</text:span></text:span></text:p>
        <text:p text:style-name="P7"><text:span text:style-name="Source_20_Text"><text:span text:style-name="T22">private String userName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1206795185" text:style-name="L13">
          <text:list-item>
            <text:p text:style-name="P31">The test method</text:p>
          </text:list-item>
        </text:list>
        <text:p text:style-name="P6"><text:span text:style-name="Source_20_Text"><text:span text:style-name="T22">/**</text:span></text:span></text:p>
        <text:p text:style-name="P7"><text:span text:style-name="Source_20_Text"><text:span text:style-name="T22">* Property names are the same </text:span></text:span><text:span text:style-name="Source_20_Text"><text:span text:style-name="T21">、 </text:span></text:span><text:span text:style-name="Source_20_Text"><text:span text:style-name="T22">Different types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rivate static void sameNameDifferentType() {</text:span></text:span></text:p>
        <text:p text:style-name="P7"><text:span text:style-name="Source_20_Text"><text:span text:style-name="T22">// Simulate and query the data</text:span></text:span></text:p>
        <text:p text:style-name="P7"><text:span text:style-name="Source_20_Text"><text:span text:style-name="T22">UserDO userDO = DataUtil.createData();</text:span></text:span></text:p>
        <text:p text:style-name="P7"><text:span text:style-name="Source_20_Text"><text:span text:style-name="T22">log.info(" Before copying </text:span></text:span><text:span text:style-name="Source_20_Text"><text:span text:style-name="T21">：</text:span></text:span><text:span text:style-name="Source_20_Text"><text:span text:style-name="T22">userDO:{}", userDO);</text:span></text:span></text:p>
        <text:p text:style-name="P7"><text:span text:style-name="Source_20_Text"><text:span text:style-name="T22">BeanCopier b = BeanCopier.create(UserDO.class, UserEntity.class, false);</text:span></text:span></text:p>
        <text:p text:style-name="P7"><text:span text:style-name="Source_20_Text"><text:span text:style-name="T22">UserEntity userEntity = new UserEntity();</text:span></text:span></text:p>
        <text:p text:style-name="P7"><text:span text:style-name="Source_20_Text"><text:span text:style-name="T22">b.copy(userDO, userEntity, null);</text:span></text:span></text:p>
        <text:p text:style-name="P7"><text:span text:style-name="Source_20_Text"><text:span text:style-name="T22">log.info(" After copying </text:span></text:span><text:span text:style-name="Source_20_Text"><text:span text:style-name="T21">：</text:span></text:span><text:span text:style-name="Source_20_Text"><text:span text:style-name="T22">userEntity:{}", userEntity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1041995276" text:style-name="L14">
          <text:list-item>
            <text:p text:style-name="P32">result</text:p>
          </text:list-item>
        </text:list>
        <text:p text:style-name="P6"><text:span text:style-name="Source_20_Text"><text:span text:style-name="T22">19:43:31.645 [main] INFO cn.van.parameter.bean.copy.demo.BeanCopierDemo - Before copying </text:span></text:span><text:span text:style-name="Source_20_Text"><text:span text:style-name="T21">：</text:span></text:span><text:span text:style-name="Source_20_Text"><text:span text:style-name="T22">userDO:UserDO(id=1, userName=Van, gmtBroth=2019-11-02T19:43:31.642, balance=100)</text:span></text:span></text:p>
        <text:p text:style-name="P7"><text:span text:style-name="Source_20_Text"><text:span text:style-name="T22">19:43:31.748 [main] INFO cn.van.parameter.bean.copy.demo.BeanCopierDemo - After copying </text:span></text:span><text:span text:style-name="Source_20_Text"><text:span text:style-name="T21">：</text:span></text:span><text:span text:style-name="Source_20_Text"><text:span text:style-name="T22">userEntity:UserEntity(id=null, userName=Van)</text:span></text:span></text:p>
        <text:p text:style-name="P7"><text:span text:style-name="Source_20_Text"><text:span text:style-name="T22">Copy code </text:span></text:span></text:p>
        <text:list xml:id="list2592768210" text:style-name="L15">
          <text:list-item>
            <text:p text:style-name="P33"><text:soft-page-break/>analysis</text:p>
          </text:list-item>
        </text:list>
        <text:p text:style-name="P42"><text:span text:style-name="T16">Through the log, we can find </text:span><text:span text:style-name="T19">：</text:span><text:span text:style-name="Source_20_Text"><text:span text:style-name="T24">UserDO</text:span></text:span><text:span text:style-name="T16"> Of </text:span><text:span text:style-name="Source_20_Text"><text:span text:style-name="T24">int</text:span></text:span><text:span text:style-name="T16"> Type of </text:span><text:span text:style-name="Source_20_Text"><text:span text:style-name="T24">id</text:span></text:span><text:span text:style-name="T16"> Can't copy to </text:span><text:span text:style-name="Source_20_Text"><text:span text:style-name="T24">UserEntity</text:span></text:span><text:span text:style-name="T16"> Of </text:span><text:span text:style-name="Source_20_Text"><text:span text:style-name="T24">Integer</text:span></text:span><text:span text:style-name="T16"> Of </text:span><text:span text:style-name="Source_20_Text"><text:span text:style-name="T24">id</text:span></text:span><text:span text:style-name="T16">.</text:span></text:p>
        <text:p text:style-name="P25">3.1.3 Section</text:p>
        <text:p text:style-name="P42"><text:span text:style-name="Source_20_Text"><text:span text:style-name="T24">BeanCopier</text:span></text:span><text:span text:style-name="T16"> Only copy properties with the same name and type .</text:span></text:p>
        <text:p text:style-name="P14"><text:span text:style-name="T15">Even if the source type is primitive (</text:span><text:span text:style-name="Source_20_Text"><text:span text:style-name="T25">int</text:span></text:span><text:span text:style-name="T15">, </text:span><text:span text:style-name="Source_20_Text"><text:span text:style-name="T25">short</text:span></text:span><text:span text:style-name="T15"> and </text:span><text:span text:style-name="Source_20_Text"><text:span text:style-name="T25">char</text:span></text:span><text:span text:style-name="T15"> etc. ), The target type is its packaging type (</text:span><text:span text:style-name="Source_20_Text"><text:span text:style-name="T25">Integer</text:span></text:span><text:span text:style-name="T15">, </text:span><text:span text:style-name="Source_20_Text"><text:span text:style-name="T25">Short</text:span></text:span><text:span text:style-name="T15"> and </text:span><text:span text:style-name="Source_20_Text"><text:span text:style-name="T25">Character</text:span></text:span><text:span text:style-name="T15"> etc. ), Or vice versa </text:span><text:span text:style-name="T18">： </text:span><text:span text:style-name="T15">Will not be copied .</text:span></text:p>
        <text:h text:style-name="P3" text:outline-level="3">3.2 Custom converter</text:h>
        <text:p text:style-name="P42"><text:span text:style-name="T16">adopt </text:span><text:span text:style-name="Source_20_Text"><text:span text:style-name="T24">3.1.2</text:span></text:span><text:span text:style-name="T16"> You know , When the attribute types of source and target classes are different , This property cannot be copied , At this time, we can achieve </text:span><text:span text:style-name="Source_20_Text"><text:span text:style-name="T24">Converter</text:span></text:span><text:span text:style-name="T16"> Interface from definition Converter</text:span></text:p>
        <text:p text:style-name="P25">3.2.1 Get ready</text:p>
        <text:list xml:id="list946359548" text:style-name="L16">
          <text:list-item>
            <text:p text:style-name="P34">Target object property class</text:p>
          </text:list-item>
        </text:list>
        <text:p text:style-name="P6"><text:span text:style-name="Source_20_Text"><text:span text:style-name="T22">@Data</text:span></text:span></text:p>
        <text:p text:style-name="P7"><text:span text:style-name="Source_20_Text"><text:span text:style-name="T22">public class UserDomain {</text:span></text:span></text:p>
        <text:p text:style-name="P7"><text:span text:style-name="Source_20_Text"><text:span text:style-name="T22">private Integer id;</text:span></text:span></text:p>
        <text:p text:style-name="P7"><text:span text:style-name="Source_20_Text"><text:span text:style-name="T22">private String userName;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The following two fields are user analog custom conversion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rivate String gmtBroth;</text:span></text:span></text:p>
        <text:p text:style-name="P7"><text:span text:style-name="Source_20_Text"><text:span text:style-name="T22">private String balance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p text:style-name="P42"><text:span text:style-name="T16">3.2.2 Don't use </text:span><text:span text:style-name="Source_20_Text"><text:span text:style-name="T24">Converter</text:span></text:span></text:p>
        <text:list xml:id="list1054206561" text:style-name="L17">
          <text:list-item>
            <text:p text:style-name="P35">The test method</text:p>
          </text:list-item>
        </text:list>
        <text:p text:style-name="P6"><text:span text:style-name="Source_20_Text"><text:span text:style-name="T22">/**</text:span></text:span></text:p>
        <text:p text:style-name="P7"><text:span text:style-name="Source_20_Text"><text:span text:style-name="T22">* Different types , Don't use Converter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ublic static void noConverterTest() {</text:span></text:span></text:p>
        <text:p text:style-name="P7"><text:soft-page-break/><text:span text:style-name="Source_20_Text"><text:span text:style-name="T22">// Simulate and query the data</text:span></text:span></text:p>
        <text:p text:style-name="P7"><text:span text:style-name="Source_20_Text"><text:span text:style-name="T22">UserDO userDO = DataUtil.createData();</text:span></text:span></text:p>
        <text:p text:style-name="P7"><text:span text:style-name="Source_20_Text"><text:span text:style-name="T22">log.info(" Before copying </text:span></text:span><text:span text:style-name="Source_20_Text"><text:span text:style-name="T21">：</text:span></text:span><text:span text:style-name="Source_20_Text"><text:span text:style-name="T22">userDO:{}", userDO);</text:span></text:span></text:p>
        <text:p text:style-name="P7"><text:span text:style-name="Source_20_Text"><text:span text:style-name="T22">BeanCopier copier = BeanCopier.create(UserDO.class, UserDomain.class, false);</text:span></text:span></text:p>
        <text:p text:style-name="P7"><text:span text:style-name="Source_20_Text"><text:span text:style-name="T22">UserDomain userDomain = new UserDomain();</text:span></text:span></text:p>
        <text:p text:style-name="P7"><text:span text:style-name="Source_20_Text"><text:span text:style-name="T22">copier.copy(userDO, userDomain, null);</text:span></text:span></text:p>
        <text:p text:style-name="P7"><text:span text:style-name="Source_20_Text"><text:span text:style-name="T22">log.info(" After copying </text:span></text:span><text:span text:style-name="Source_20_Text"><text:span text:style-name="T21">：</text:span></text:span><text:span text:style-name="Source_20_Text"><text:span text:style-name="T22">userDomain:{}", userDomain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1883278327" text:style-name="L18">
          <text:list-item>
            <text:p text:style-name="P36">result</text:p>
          </text:list-item>
        </text:list>
        <text:p text:style-name="P6"><text:span text:style-name="Source_20_Text"><text:span text:style-name="T22">19:49:19.294 [main] INFO cn.van.parameter.bean.copy.demo.BeanCopierDemo - Before copying </text:span></text:span><text:span text:style-name="Source_20_Text"><text:span text:style-name="T21">：</text:span></text:span><text:span text:style-name="Source_20_Text"><text:span text:style-name="T22">userDO:UserDO(id=1, userName=Van, gmtBroth=2019-11-02T19:49:19.290, balance=100)</text:span></text:span></text:p>
        <text:p text:style-name="P7"><text:span text:style-name="Source_20_Text"><text:span text:style-name="T22">19:49:19.394 [main] INFO cn.van.parameter.bean.copy.demo.BeanCopierDemo - After copying </text:span></text:span><text:span text:style-name="Source_20_Text"><text:span text:style-name="T21">：</text:span></text:span><text:span text:style-name="Source_20_Text"><text:span text:style-name="T22">userDomain:UserDomain(id=null, userName=Van, gmtBroth=null, balance=null)</text:span></text:span></text:p>
        <text:p text:style-name="P7"><text:span text:style-name="Source_20_Text"><text:span text:style-name="T22">Copy code </text:span></text:span></text:p>
        <text:list xml:id="list2659030009" text:style-name="L19">
          <text:list-item>
            <text:p text:style-name="P37">analysis</text:p>
          </text:list-item>
        </text:list>
        <text:p text:style-name="P42"><text:span text:style-name="T16">By printing the log before and after comparison , Fields of different property types </text:span><text:span text:style-name="Source_20_Text"><text:span text:style-name="T24">id</text:span></text:span><text:span text:style-name="T16">,</text:span><text:span text:style-name="Source_20_Text"><text:span text:style-name="T24">gmtBroth</text:span></text:span><text:span text:style-name="T16">,</text:span><text:span text:style-name="Source_20_Text"><text:span text:style-name="T24">balance</text:span></text:span><text:span text:style-name="T16"> Not copied .</text:span></text:p>
        <text:p text:style-name="P42"><text:span text:style-name="T16">3.2.3 Use </text:span><text:span text:style-name="Source_20_Text"><text:span text:style-name="T24">Converter</text:span></text:span></text:p>
        <text:list xml:id="list1587659363" text:style-name="L20">
          <text:list-item>
            <text:p text:style-name="P46"><text:span text:style-name="T16">Realization </text:span><text:span text:style-name="Source_20_Text"><text:span text:style-name="T24">Converter</text:span></text:span><text:span text:style-name="T16"> The interface comes from defining property transformations</text:span></text:p>
          </text:list-item>
        </text:list>
        <text:p text:style-name="P6"><text:span text:style-name="Source_20_Text"><text:span text:style-name="T22">public class UserConverter implements Converter {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Time conversion format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DateTimeFormatter dtf = DateTimeFormatter.ofPattern("yyyy-MM-dd HH:mm:ss");</text:span></text:span></text:p>
        <text:p text:style-name="P7"><text:span text:style-name="Source_20_Text"><text:span text:style-name="T22">/**</text:span></text:span></text:p>
        <text:p text:style-name="P7"><text:span text:style-name="Source_20_Text"><text:span text:style-name="T22">* Custom attribute conversion</text:span></text:span></text:p>
        <text:p text:style-name="P7"><text:span text:style-name="Source_20_Text"><text:span text:style-name="T22">* @param value Source object property class</text:span></text:span></text:p>
        <text:p text:style-name="P7"><text:soft-page-break/><text:span text:style-name="Source_20_Text"><text:span text:style-name="T22">* @param target The attributes in the target object correspond to set Method name ,eg.setId</text:span></text:span></text:p>
        <text:p text:style-name="P7"><text:span text:style-name="Source_20_Text"><text:span text:style-name="T22">* @param context Target object property class</text:span></text:span></text:p>
        <text:p text:style-name="P7"><text:span text:style-name="Source_20_Text"><text:span text:style-name="T22">* @return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@Override</text:span></text:span></text:p>
        <text:p text:style-name="P7"><text:span text:style-name="Source_20_Text"><text:span text:style-name="T22">public Object convert(Object value, Class target, Object context) {</text:span></text:span></text:p>
        <text:p text:style-name="P7"><text:span text:style-name="Source_20_Text"><text:span text:style-name="T22">if (value instanceof Integer) {</text:span></text:span></text:p>
        <text:p text:style-name="P7"><text:span text:style-name="Source_20_Text"><text:span text:style-name="T22">return value;</text:span></text:span></text:p>
        <text:p text:style-name="P7"><text:span text:style-name="Source_20_Text"><text:span text:style-name="T22">} else if (value instanceof LocalDateTime) {</text:span></text:span></text:p>
        <text:p text:style-name="P7"><text:span text:style-name="Source_20_Text"><text:span text:style-name="T22">LocalDateTime date = (LocalDateTime) value;</text:span></text:span></text:p>
        <text:p text:style-name="P7"><text:span text:style-name="Source_20_Text"><text:span text:style-name="T22">return dtf.format(date);</text:span></text:span></text:p>
        <text:p text:style-name="P7"><text:span text:style-name="Source_20_Text"><text:span text:style-name="T22">} else if (value instanceof BigDecimal) {</text:span></text:span></text:p>
        <text:p text:style-name="P7"><text:span text:style-name="Source_20_Text"><text:span text:style-name="T22">BigDecimal bd = (BigDecimal) value;</text:span></text:span></text:p>
        <text:p text:style-name="P7"><text:span text:style-name="Source_20_Text"><text:span text:style-name="T22">return bd.toPlainString(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// For more type conversion, please customize</text:span></text:span></text:p>
        <text:p text:style-name="P7"><text:span text:style-name="Source_20_Text"><text:span text:style-name="T22">return value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1404885031" text:style-name="L21">
          <text:list-item>
            <text:p text:style-name="P38">The test method</text:p>
          </text:list-item>
        </text:list>
        <text:p text:style-name="P6"><text:span text:style-name="Source_20_Text"><text:span text:style-name="T22">/**</text:span></text:span></text:p>
        <text:p text:style-name="P7"><text:span text:style-name="Source_20_Text"><text:span text:style-name="T22">* Different types , Use Converter</text:span></text:span></text:p>
        <text:p text:style-name="P7"><text:span text:style-name="Source_20_Text"><text:span text:style-name="T22">*/</text:span></text:span></text:p>
        <text:p text:style-name="P7"><text:span text:style-name="Source_20_Text"><text:span text:style-name="T22">public static void converterTest() {</text:span></text:span></text:p>
        <text:p text:style-name="P7"><text:span text:style-name="Source_20_Text"><text:span text:style-name="T22">// Simulate and query the data</text:span></text:span></text:p>
        <text:p text:style-name="P7"><text:span text:style-name="Source_20_Text"><text:span text:style-name="T22">UserDO userDO = DataUtil.createData();</text:span></text:span></text:p>
        <text:p text:style-name="P7"><text:soft-page-break/><text:span text:style-name="Source_20_Text"><text:span text:style-name="T22">log.info(" Before copying </text:span></text:span><text:span text:style-name="Source_20_Text"><text:span text:style-name="T21">：</text:span></text:span><text:span text:style-name="Source_20_Text"><text:span text:style-name="T22">userDO:{}", userDO);</text:span></text:span></text:p>
        <text:p text:style-name="P7"><text:span text:style-name="Source_20_Text"><text:span text:style-name="T22">BeanCopier copier = BeanCopier.create(UserDO.class, UserDomain.class, true);</text:span></text:span></text:p>
        <text:p text:style-name="P7"><text:span text:style-name="Source_20_Text"><text:span text:style-name="T22">UserConverter converter = new UserConverter();</text:span></text:span></text:p>
        <text:p text:style-name="P7"><text:span text:style-name="Source_20_Text"><text:span text:style-name="T22">UserDomain userDomain = new UserDomain();</text:span></text:span></text:p>
        <text:p text:style-name="P7"><text:span text:style-name="Source_20_Text"><text:span text:style-name="T22">copier.copy(userDO, userDomain, converter);</text:span></text:span></text:p>
        <text:p text:style-name="P7"><text:span text:style-name="Source_20_Text"><text:span text:style-name="T22">log.info(" After copying </text:span></text:span><text:span text:style-name="Source_20_Text"><text:span text:style-name="T21">：</text:span></text:span><text:span text:style-name="Source_20_Text"><text:span text:style-name="T22">userDomain:{}", userDomain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3000059080" text:style-name="L22">
          <text:list-item>
            <text:p text:style-name="P22"><text:span text:style-name="T10">result </text:span><text:span text:style-name="T27">： </text:span><text:span text:style-name="T10">All copies</text:span></text:p>
          </text:list-item>
        </text:list>
        <text:p text:style-name="P6"><text:span text:style-name="Source_20_Text"><text:span text:style-name="T22">19:51:11.989 [main] INFO cn.van.parameter.bean.copy.demo.BeanCopierDemo - Before copying </text:span></text:span><text:span text:style-name="Source_20_Text"><text:span text:style-name="T21">：</text:span></text:span><text:span text:style-name="Source_20_Text"><text:span text:style-name="T22">userDO:UserDO(id=1, userName=Van, gmtBroth=2019-11-02T19:51:11.985, balance=100)</text:span></text:span></text:p>
        <text:p text:style-name="P7"><text:span text:style-name="Source_20_Text"><text:span text:style-name="T22">19:51:12.096 [main] INFO cn.van.parameter.bean.copy.demo.BeanCopierDemo - After copying </text:span></text:span><text:span text:style-name="Source_20_Text"><text:span text:style-name="T21">：</text:span></text:span><text:span text:style-name="Source_20_Text"><text:span text:style-name="T22">userDomain:UserDomain(id=1, userName=Van, gmtBroth=2019-11-02 19:51:11, balance=100)</text:span></text:span></text:p>
        <text:p text:style-name="P7"><text:span text:style-name="Source_20_Text"><text:span text:style-name="T22">Copy code </text:span></text:span></text:p>
        <text:p text:style-name="P25">3.2.4 Section</text:p>
        <text:list xml:id="list410024938" text:style-name="L23">
          <text:list-item>
            <text:p text:style-name="P47"><text:span text:style-name="T16">Once the use </text:span><text:span text:style-name="Source_20_Text"><text:span text:style-name="T24">Converter</text:span></text:span><text:span text:style-name="T16">,</text:span><text:span text:style-name="Source_20_Text"><text:span text:style-name="T24">BeanCopier</text:span></text:span><text:span text:style-name="T16"> Use only </text:span><text:span text:style-name="Source_20_Text"><text:span text:style-name="T24">Converter</text:span></text:span><text:span text:style-name="T16"> Define rules to copy attributes , So in </text:span><text:span text:style-name="Source_20_Text"><text:span text:style-name="T24">convert()</text:span></text:span><text:span text:style-name="T16"> All attributes should be considered in the method .</text:span></text:p>
          </text:list-item>
          <text:list-item>
            <text:p text:style-name="P47"><text:span text:style-name="T16">but , Use </text:span><text:span text:style-name="Source_20_Text"><text:span text:style-name="T24">Converter</text:span></text:span><text:span text:style-name="T16"> It will slow down the object copying speed .</text:span></text:p>
          </text:list-item>
        </text:list>
        <text:h text:style-name="P4" text:outline-level="3"><text:span text:style-name="T23">3.3 </text:span><text:span text:style-name="Source_20_Text"><text:span text:style-name="T26">BeanCopier</text:span></text:span><text:span text:style-name="T23"> summary</text:span></text:h>
        <text:list xml:id="list828108672" text:style-name="L24">
          <text:list-item>
            <text:p text:style-name="P23"><text:span text:style-name="T10">When the source class and the target class property name </text:span><text:span text:style-name="T27">、 </text:span><text:span text:style-name="T10">All of them are of the same type , No problem copying .</text:span></text:p>
          </text:list-item>
          <text:list-item>
            <text:p text:style-name="P48"><text:span text:style-name="T16">When the property names of the source and target objects are the same </text:span><text:span text:style-name="T19">、 </text:span><text:span text:style-name="T16">Different types , Properties with the same name but different types will not be copied . Be careful , The original type </text:span><text:span text:style-name="T19">（</text:span><text:span text:style-name="Source_20_Text"><text:span text:style-name="T24">int</text:span></text:span><text:span text:style-name="T16">,</text:span><text:span text:style-name="Source_20_Text"><text:span text:style-name="T24">short</text:span></text:span><text:span text:style-name="T16">,</text:span><text:span text:style-name="Source_20_Text"><text:span text:style-name="T24">char</text:span></text:span><text:span text:style-name="T19">） </text:span><text:span text:style-name="T16">and Their packing type , It's all treated as a different type here , So it won't be copied .</text:span></text:p>
          </text:list-item>
          <text:list-item>
            <text:p text:style-name="P48"><text:span text:style-name="T16">Of the source or target class </text:span><text:span text:style-name="Source_20_Text"><text:span text:style-name="T24">setter</text:span></text:span><text:span text:style-name="T16"> Than </text:span><text:span text:style-name="Source_20_Text"><text:span text:style-name="T24">getter</text:span></text:span><text:span text:style-name="T16"> Less , No problem copying , here </text:span><text:span text:style-name="Source_20_Text"><text:span text:style-name="T24">setter</text:span></text:span><text:span text:style-name="T16"> redundant , But there is no error .</text:span></text:p>
          </text:list-item>
          <text:list-item>
            <text:p text:style-name="P48"><text:span text:style-name="T16">The source class and the target class have the same properties </text:span><text:span text:style-name="T19">（ </text:span><text:span text:style-name="T16">Of the two </text:span><text:span text:style-name="Source_20_Text"><text:span text:style-name="T24">getter</text:span></text:span><text:span text:style-name="T16"> All exist </text:span><text:span text:style-name="T19">）</text:span><text:span text:style-name="T16">, But the target class </text:span><text:span text:style-name="Source_20_Text"><text:span text:style-name="T24">setter</text:span></text:span><text:span text:style-name="T16"> non-existent , This will throw </text:span><text:span text:style-name="Source_20_Text"><text:span text:style-name="T24">NullPointerException</text:span></text:span><text:span text:style-name="T16">.</text:span></text:p>
          </text:list-item>
        </text:list>
        <text:h text:style-name="P2" text:outline-level="2"><text:soft-page-break/><text:span text:style-name="T29">Four </text:span><text:span text:style-name="T30">、</text:span><text:span text:style-name="T29">BeanUtils And BeanCopier Speed comparison</text:span></text:h>
        <text:p text:style-name="P14"><text:span text:style-name="T15">I don't say much nonsense , I'm going to show you two tools </text:span><text:span text:style-name="Source_20_Text"><text:span text:style-name="T25">10000</text:span></text:span><text:span text:style-name="T15"> Time consuming comparison of data copies</text:span></text:p>
        <text:h text:style-name="P4" text:outline-level="3"><text:span text:style-name="T23">4.1 </text:span><text:span text:style-name="Source_20_Text"><text:span text:style-name="T26">BeanUtils</text:span></text:span></text:h>
        <text:list xml:id="list3138896901" text:style-name="L25">
          <text:list-item>
            <text:p text:style-name="P39">Test code</text:p>
          </text:list-item>
        </text:list>
        <text:p text:style-name="P6"><text:span text:style-name="Source_20_Text"><text:span text:style-name="T22">private static void beanUtil() {</text:span></text:span></text:p>
        <text:p text:style-name="P7"><text:span text:style-name="Source_20_Text"><text:span text:style-name="T22">List&lt;UserDO&gt; list = DataUtil.createDataList(10000);</text:span></text:span></text:p>
        <text:p text:style-name="P7"><text:span text:style-name="Source_20_Text"><text:span text:style-name="T22">long start = System.currentTimeMillis();</text:span></text:span></text:p>
        <text:p text:style-name="P7"><text:span text:style-name="Source_20_Text"><text:span text:style-name="T22">List&lt;UserDTO&gt; dtoList = new ArrayList&lt;&gt;();</text:span></text:span></text:p>
        <text:p text:style-name="P7"><text:span text:style-name="Source_20_Text"><text:span text:style-name="T22">list.forEach(userDO -&gt; {</text:span></text:span></text:p>
        <text:p text:style-name="P7"><text:span text:style-name="Source_20_Text"><text:span text:style-name="T22">UserDTO userDTO = new UserDTO();</text:span></text:span></text:p>
        <text:p text:style-name="P7"><text:span text:style-name="Source_20_Text"><text:span text:style-name="T22">BeanUtils.copyProperties(userDO,userDTO);</text:span></text:span></text:p>
        <text:p text:style-name="P7"><text:span text:style-name="Source_20_Text"><text:span text:style-name="T22">dtoList.add(userDTO);</text:span></text:span></text:p>
        <text:p text:style-name="P7"><text:span text:style-name="Source_20_Text"><text:span text:style-name="T22">});</text:span></text:span></text:p>
        <text:p text:style-name="P7"><text:span text:style-name="Source_20_Text"><text:span text:style-name="T22">log.info("BeanUtils cotTime: {}ms", System.currentTimeMillis() - start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1752958167" text:style-name="L26">
          <text:list-item>
            <text:p text:style-name="P49"><text:span text:style-name="T16">result ( Time consuming </text:span><text:span text:style-name="T19">：</text:span><text:span text:style-name="Source_20_Text"><text:span text:style-name="T24">232ms</text:span></text:span><text:span text:style-name="T16">)</text:span></text:p>
          </text:list-item>
        </text:list>
        <text:p text:style-name="P6"><text:span text:style-name="Source_20_Text"><text:span text:style-name="T22">20:14:24.380 [main] INFO cn.van.parameter.bean.copy.demo.BeanCopyComparedDemo - BeanUtils cotTime: 232ms</text:span></text:span></text:p>
        <text:p text:style-name="P7"><text:span text:style-name="Source_20_Text"><text:span text:style-name="T22">Copy code </text:span></text:span></text:p>
        <text:h text:style-name="P4" text:outline-level="3"><text:span text:style-name="T23">4.2 </text:span><text:span text:style-name="Source_20_Text"><text:span text:style-name="T26">BeanCopier</text:span></text:span></text:h>
        <text:list xml:id="list176111357" text:style-name="L27">
          <text:list-item>
            <text:p text:style-name="P40">Test code</text:p>
          </text:list-item>
        </text:list>
        <text:p text:style-name="P6"><text:span text:style-name="Source_20_Text"><text:span text:style-name="T22">private static void beanCopier() {</text:span></text:span></text:p>
        <text:p text:style-name="P7"><text:soft-page-break/><text:span text:style-name="Source_20_Text"><text:span text:style-name="T22">// Tool class generation 10w Data</text:span></text:span></text:p>
        <text:p text:style-name="P7"><text:span text:style-name="Source_20_Text"><text:span text:style-name="T22">List&lt;UserDO&gt; doList = DataUtil.createDataList(10000);</text:span></text:span></text:p>
        <text:p text:style-name="P7"><text:span text:style-name="Source_20_Text"><text:span text:style-name="T22">long start = System.currentTimeMillis();</text:span></text:span></text:p>
        <text:p text:style-name="P7"><text:span text:style-name="Source_20_Text"><text:span text:style-name="T22">List&lt;UserDTO&gt; dtoList = new ArrayList&lt;&gt;();</text:span></text:span></text:p>
        <text:p text:style-name="P7"><text:span text:style-name="Source_20_Text"><text:span text:style-name="T22">doList.forEach(userDO -&gt; {</text:span></text:span></text:p>
        <text:p text:style-name="P7"><text:span text:style-name="Source_20_Text"><text:span text:style-name="T22">BeanCopier b = BeanCopier.create(UserDO.class, UserDTO.class, false);</text:span></text:span></text:p>
        <text:p text:style-name="P7"><text:span text:style-name="Source_20_Text"><text:span text:style-name="T22">UserDTO userDTO = new UserDTO();</text:span></text:span></text:p>
        <text:p text:style-name="P7"><text:span text:style-name="Source_20_Text"><text:span text:style-name="T22">b.copy(userDO, userDTO, null);</text:span></text:span></text:p>
        <text:p text:style-name="P7"><text:span text:style-name="Source_20_Text"><text:span text:style-name="T22">dtoList.add(userDTO);</text:span></text:span></text:p>
        <text:p text:style-name="P7"><text:span text:style-name="Source_20_Text"><text:span text:style-name="T22">});</text:span></text:span></text:p>
        <text:p text:style-name="P7"><text:span text:style-name="Source_20_Text"><text:span text:style-name="T22">log.info("BeanCopier costTime: {}ms", System.currentTimeMillis() - start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4274184112" text:style-name="L28">
          <text:list-item>
            <text:p text:style-name="P50"><text:span text:style-name="T16">result ( Time consuming </text:span><text:span text:style-name="T19">：</text:span><text:span text:style-name="Source_20_Text"><text:span text:style-name="T24">116ms</text:span></text:span><text:span text:style-name="T16">)</text:span></text:p>
          </text:list-item>
        </text:list>
        <text:p text:style-name="P6"><text:span text:style-name="Source_20_Text"><text:span text:style-name="T22">20:15:24.380 [main] INFO cn.van.parameter.bean.copy.demo.BeanCopyComparedDemo - BeanCopier costTime: 116ms</text:span></text:span></text:p>
        <text:p text:style-name="P7"><text:span text:style-name="Source_20_Text"><text:span text:style-name="T22">Copy code </text:span></text:span></text:p>
        <text:h text:style-name="P4" text:outline-level="3"><text:span text:style-name="T23">4.3 cache </text:span><text:span text:style-name="Source_20_Text"><text:span text:style-name="T26">BeanCopier</text:span></text:span><text:span text:style-name="T23"> Instance improves performance</text:span></text:h>
        <text:p text:style-name="P42"><text:span text:style-name="Source_20_Text"><text:span text:style-name="T24">BeanCopier</text:span></text:span><text:span text:style-name="T16"> Copy fast , Performance bottlenecks arise in the creation of </text:span><text:span text:style-name="Source_20_Text"><text:span text:style-name="T24">BeanCopier</text:span></text:span><text:span text:style-name="T16"> In the process of instance . therefore , Put the created </text:span><text:span text:style-name="Source_20_Text"><text:span text:style-name="T24">BeanCopier</text:span></text:span><text:span text:style-name="T16"> The instance is put into the cache , You can get it directly next time , Lifting performance .</text:span></text:p>
        <text:list xml:id="list686870313" text:style-name="L29">
          <text:list-item>
            <text:p text:style-name="P41">Test code</text:p>
          </text:list-item>
        </text:list>
        <text:p text:style-name="P6"><text:span text:style-name="Source_20_Text"><text:span text:style-name="T22">private static void beanCopierWithCache() {</text:span></text:span></text:p>
        <text:p text:style-name="P7"><text:span text:style-name="Source_20_Text"><text:span text:style-name="T22">List&lt;UserDO&gt; userDOList = DataUtil.createDataList(10000);</text:span></text:span></text:p>
        <text:p text:style-name="P7"><text:span text:style-name="Source_20_Text"><text:span text:style-name="T22">long start = System.currentTimeMillis();</text:span></text:span></text:p>
        <text:p text:style-name="P7"><text:span text:style-name="Source_20_Text"><text:span text:style-name="T22">List&lt;UserDTO&gt; userDTOS = new ArrayList&lt;&gt;();</text:span></text:span></text:p>
        <text:p text:style-name="P7"><text:soft-page-break/><text:span text:style-name="Source_20_Text"><text:span text:style-name="T22">userDOList.forEach(userDO -&gt; {</text:span></text:span></text:p>
        <text:p text:style-name="P7"><text:span text:style-name="Source_20_Text"><text:span text:style-name="T22">UserDTO userDTO = new UserDTO();</text:span></text:span></text:p>
        <text:p text:style-name="P7"><text:span text:style-name="Source_20_Text"><text:span text:style-name="T22">copy(userDO, userDTO);</text:span></text:span></text:p>
        <text:p text:style-name="P7"><text:span text:style-name="Source_20_Text"><text:span text:style-name="T22">userDTOS.add(userDTO);</text:span></text:span></text:p>
        <text:p text:style-name="P7"><text:span text:style-name="Source_20_Text"><text:span text:style-name="T22">});</text:span></text:span></text:p>
        <text:p text:style-name="P7"><text:span text:style-name="Source_20_Text"><text:span text:style-name="T22">log.info("BeanCopier After caching costTime: {}ms", System.currentTimeMillis() - start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public static void copy(Object srcObj, Object destObj) {</text:span></text:span></text:p>
        <text:p text:style-name="P7"><text:span text:style-name="Source_20_Text"><text:span text:style-name="T22">String key = genKey(srcObj.getClass(), destObj.getClass());</text:span></text:span></text:p>
        <text:p text:style-name="P7"><text:span text:style-name="Source_20_Text"><text:span text:style-name="T22">BeanCopier copier = null;</text:span></text:span></text:p>
        <text:p text:style-name="P7"><text:span text:style-name="Source_20_Text"><text:span text:style-name="T22">if (!BEAN_COPIERS.containsKey(key)) {</text:span></text:span></text:p>
        <text:p text:style-name="P7"><text:span text:style-name="Source_20_Text"><text:span text:style-name="T22">copier = BeanCopier.create(srcObj.getClass(), destObj.getClass(), false);</text:span></text:span></text:p>
        <text:p text:style-name="P7"><text:span text:style-name="Source_20_Text"><text:span text:style-name="T22">BEAN_COPIERS.put(key, copier);</text:span></text:span></text:p>
        <text:p text:style-name="P7"><text:span text:style-name="Source_20_Text"><text:span text:style-name="T22">} else {</text:span></text:span></text:p>
        <text:p text:style-name="P7"><text:span text:style-name="Source_20_Text"><text:span text:style-name="T22">copier = BEAN_COPIERS.get(key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ier.copy(srcObj, destObj, null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private static String genKey(Class&lt;?&gt; srcClazz, Class&lt;?&gt; destClazz) {</text:span></text:span></text:p>
        <text:p text:style-name="P7"><text:span text:style-name="Source_20_Text"><text:span text:style-name="T22">return srcClazz.getName() + destClazz.getName();</text:span></text:span></text:p>
        <text:p text:style-name="P7"><text:span text:style-name="Source_20_Text"><text:span text:style-name="T22">}</text:span></text:span></text:p>
        <text:p text:style-name="P7"><text:span text:style-name="Source_20_Text"><text:span text:style-name="T22">Copy code </text:span></text:span></text:p>
        <text:list xml:id="list197195359" text:style-name="L30">
          <text:list-item>
            <text:p text:style-name="P51"><text:span text:style-name="T16">result ( Time consuming </text:span><text:span text:style-name="T19">：</text:span><text:span text:style-name="Source_20_Text"><text:span text:style-name="T24">6ms</text:span></text:span><text:span text:style-name="T16">)</text:span></text:p>
          </text:list-item>
        </text:list>
        <text:p text:style-name="P6"><text:span text:style-name="Source_20_Text"><text:span text:style-name="T22">20:32:31.405 [main] INFO cn.van.parameter.bean.copy.demo.BeanCopyComparedDemo - BeanCopier After caching costTime: 6ms</text:span></text:span></text:p>
        <text:p text:style-name="P7"><text:span text:style-name="Source_20_Text"><text:span text:style-name="T22">Copy code </text:span></text:span></text:p>
        <text:h text:style-name="P2" text:outline-level="2"><text:soft-page-break/><text:span text:style-name="T29">5</text:span><text:span text:style-name="T30">、 </text:span><text:span text:style-name="T29">... and </text:span><text:span text:style-name="T30">、 </text:span><text:span text:style-name="T29">Summary and source code</text:span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 table:style-name="TableLine1742495265312">
              <table:table-cell table:style-name="Table4.A1" office:value-type="string">
                <text:p text:style-name="P17">scene</text:p>
              </table:table-cell>
              <table:table-cell table:style-name="Table4.A1" office:value-type="string">
                <text:p text:style-name="P17">Time consuming （10000 Secondary call ）</text:p>
              </table:table-cell>
              <table:table-cell table:style-name="Table4.A1" office:value-type="string">
                <text:p text:style-name="P17">principle</text:p>
              </table:table-cell>
            </table:table-row>
          </table:table-header-rows>
          <table:table-row table:style-name="TableLine1742495265312">
            <table:table-cell table:style-name="Table4.A1" office:value-type="string">
              <text:p text:style-name="Table_20_Contents">BeanUtils</text:p>
            </table:table-cell>
            <table:table-cell table:style-name="Table4.A1" office:value-type="string">
              <text:p text:style-name="Table_20_Contents">232ms</text:p>
            </table:table-cell>
            <table:table-cell table:style-name="Table4.A1" office:value-type="string">
              <text:p text:style-name="Table_20_Contents">Reflection</text:p>
            </table:table-cell>
          </table:table-row>
          <table:table-row table:style-name="TableLine1742495265312">
            <table:table-cell table:style-name="Table4.A1" office:value-type="string">
              <text:p text:style-name="Table_20_Contents">BeanCopier</text:p>
            </table:table-cell>
            <table:table-cell table:style-name="Table4.A1" office:value-type="string">
              <text:p text:style-name="Table_20_Contents">116ms</text:p>
            </table:table-cell>
            <table:table-cell table:style-name="Table4.A1" office:value-type="string">
              <text:p text:style-name="Table_20_Contents">Modify bytecode</text:p>
            </table:table-cell>
          </table:table-row>
          <table:table-row table:style-name="TableLine1742495265312">
            <table:table-cell table:style-name="Table4.A1" office:value-type="string">
              <text:p text:style-name="Table_20_Contents">BeanCopier( Cache )</text:p>
            </table:table-cell>
            <table:table-cell table:style-name="Table4.A1" office:value-type="string">
              <text:p text:style-name="Table_20_Contents">6ms</text:p>
            </table:table-cell>
            <table:table-cell table:style-name="Table4.A1" office:value-type="string">
              <text:p text:style-name="Table_20_Contents">Modify bytecode</text:p>
            </table:table-cell>
          </table:table-row>
        </table:table>
        <text:p text:style-name="P42"><text:a xlink:type="simple" xlink:href="https://github.com/vanDusty/Spring-Home/tree/master/spring-case/bean-copy" text:style-name="Internet_20_link" text:visited-style-name="Visited_20_Internet_20_Link"><text:span text:style-name="T14">Github Sample code</text:span></text:a></text:p>
        <text:p text:style-name="P42"><text:span text:style-name="T16">recommend </text:span><text:span text:style-name="T19">：</text:span><text:a xlink:type="simple" xlink:href="https://www.jianshu.com/p/f8b892e08d26" text:style-name="Internet_20_link" text:visited-style-name="Visited_20_Internet_20_Link"><text:span text:style-name="T14">BeanCopier Source code analysis</text:span></text:a></text:p>
        <text:p text:style-name="P42"><text:span text:style-name="T16">Other frames </text:span><text:span text:style-name="T19">：</text:span><text:a xlink:type="simple" xlink:href="https://github.com/orika-mapper/orika" text:style-name="Internet_20_link" text:visited-style-name="Visited_20_Internet_20_Link"><text:span text:style-name="T14">https://github.com/orika-mapper/orika</text:span></text:a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19:03:24.350000000</dc:date>
    <meta:editing-duration>PT41S</meta:editing-duration>
    <meta:editing-cycles>1</meta:editing-cycles>
    <meta:document-statistic meta:table-count="4" meta:image-count="0" meta:object-count="0" meta:page-count="20" meta:paragraph-count="520" meta:word-count="2951" meta:character-count="19890" meta:non-whitespace-character-count="17513"/>
    <meta:generator>LibreOffice/7.2.0.4$Windows_X86_64 LibreOffice_project/9a9c6381e3f7a62afc1329bd359cc48accb6435b</meta:generator>
  </office:meta>
</office:document-meta>
</file>